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0"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1"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2"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3"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5"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4"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color="#0000ff"/>
    </style:style>
    <style:style style:name="P77"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9"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0"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2"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89" style:family="paragraph" style:parent-style-name="Standard">
      <style:paragraph-properties fo:margin-left="0cm" fo:margin-right="0cm" fo:text-align="justify" style:justify-single-word="false" fo:text-indent="0.499cm" style:auto-text-indent="false"/>
    </style:style>
    <style:style style:name="P90" style:family="paragraph" style:parent-style-name="Standard">
      <style:paragraph-properties fo:margin-left="0cm" fo:margin-right="0cm" fo:text-align="justify" style:justify-single-word="false" fo:text-indent="0.499cm" style:auto-text-indent="false"/>
      <style:text-properties fo:language="ru" fo:country="RU"/>
    </style:style>
    <style:style style:name="P91"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9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9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9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0"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0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ru" fo:country="RU" fo:background-color="transparent"/>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8"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1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15"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6"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17"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9" style:family="paragraph" style:parent-style-name="Text_20_body">
      <style:text-properties fo:language="ru" fo:country="RU"/>
    </style:style>
    <style:style style:name="P120" style:family="paragraph" style:parent-style-name="Text_20_body">
      <style:text-properties fo:color="#800000"/>
    </style:style>
    <style:style style:name="P121" style:family="paragraph" style:parent-style-name="First_20_line_20_indent">
      <style:text-properties fo:language="ru" fo:country="RU"/>
    </style:style>
    <style:style style:name="P122" style:family="paragraph" style:parent-style-name="First_20_line_20_indent">
      <style:paragraph-properties fo:text-align="justify" style:justify-single-word="false"/>
      <style:text-properties fo:language="ru" fo:country="RU"/>
    </style:style>
    <style:style style:name="P123" style:family="paragraph" style:parent-style-name="First_20_line_20_indent">
      <style:text-properties fo:font-size="15pt" fo:language="ru" fo:country="RU" style:font-size-asian="15pt" style:font-size-complex="15pt"/>
    </style:style>
    <style:style style:name="P124" style:family="paragraph" style:parent-style-name="First_20_line_20_indent">
      <style:text-properties fo:font-size="12pt" fo:language="ru" fo:country="RU" style:font-size-asian="12pt" style:font-size-complex="12pt"/>
    </style:style>
    <style:style style:name="P125" style:family="paragraph" style:parent-style-name="First_20_line_20_indent">
      <style:paragraph-properties fo:text-align="justify" style:justify-single-word="false"/>
      <style:text-properties fo:language="en" fo:country="US"/>
    </style:style>
    <style:style style:name="P126" style:family="paragraph" style:parent-style-name="First_20_line_20_indent">
      <style:paragraph-properties fo:text-align="justify" style:justify-single-word="false"/>
    </style:style>
    <style:style style:name="P127" style:family="paragraph" style:parent-style-name="Text_20_body">
      <style:paragraph-properties fo:margin-left="0cm" fo:margin-right="0cm" fo:text-align="center" style:justify-single-word="false" fo:text-indent="0cm" style:auto-text-indent="false"/>
    </style:style>
    <style:style style:name="P12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Text_20_body">
      <style:paragraph-properties loext:contextual-spacing="false" fo:margin-left="0cm" fo:margin-right="0cm" fo:margin-top="0cm" fo:margin-bottom="0.212cm" fo:text-align="justify" style:justify-single-word="false" fo:text-indent="0cm" style:auto-text-indent="false"/>
      <style:text-properties style:use-window-font-color="true" fo:language="ru" fo:country="RU" fo:background-color="transparent"/>
    </style:style>
    <style:style style:name="P132" style:family="paragraph" style:parent-style-name="Footnote">
      <style:text-properties fo:language="en" fo:country="US"/>
    </style:style>
    <style:style style:name="P133" style:family="paragraph" style:parent-style-name="Footnote">
      <style:text-properties fo:language="ru" fo:country="RU"/>
    </style:style>
    <style:style style:name="P134" style:family="paragraph" style:parent-style-name="Footnote">
      <style:text-properties style:use-window-font-color="true" fo:language="ru" fo:country="RU"/>
    </style:style>
    <style:style style:name="P135" style:family="paragraph" style:parent-style-name="Footnote">
      <style:text-properties fo:font-style="normal" style:font-style-asian="normal" style:font-style-complex="normal"/>
    </style:style>
    <style:style style:name="P136" style:family="paragraph" style:parent-style-name="Text_20_body">
      <style:paragraph-properties loext:contextual-spacing="false" fo:margin-top="0cm" fo:margin-bottom="0.212cm" fo:text-align="justify" style:justify-single-word="false"/>
      <style:text-properties fo:language="en" fo:country="US"/>
    </style:style>
    <style:style style:name="P137"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38" style:family="paragraph" style:parent-style-name="Heading_20_2">
      <style:text-properties fo:language="en" fo:country="US"/>
    </style:style>
    <style:style style:name="P139" style:family="paragraph" style:parent-style-name="Heading_20_2">
      <style:paragraph-properties fo:text-align="justify" style:justify-single-word="false"/>
    </style:style>
    <style:style style:name="P140" style:family="paragraph" style:parent-style-name="Heading_20_3">
      <style:text-properties fo:language="ru" fo:country="RU"/>
    </style:style>
    <style:style style:name="P141" style:family="paragraph" style:parent-style-name="Heading_20_1">
      <style:paragraph-properties fo:margin-left="0cm" fo:margin-right="0cm" fo:text-align="center" style:justify-single-word="false" fo:text-indent="0.499cm" style:auto-text-indent="false"/>
    </style:style>
    <style:style style:name="P142"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P14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color="#ff3333"/>
    </style:style>
    <style:style style:name="T19" style:family="text">
      <style:text-properties fo:color="#ff3333" fo:language="ru" fo:country="RU"/>
    </style:style>
    <style:style style:name="T20" style:family="text">
      <style:text-properties fo:color="#ff3333" fo:language="ru" fo:country="RU" fo:font-weight="normal" style:font-weight-asian="normal" style:font-weight-complex="normal"/>
    </style:style>
    <style:style style:name="T21" style:family="text">
      <style:text-properties fo:color="#ff3333" fo:font-weight="normal"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en" fo:country="US"/>
    </style:style>
    <style:style style:name="T27" style:family="text">
      <style:text-properties fo:color="#ff6600"/>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normal" fo:background-color="transparent" style:font-style-asian="normal" style:font-style-complex="normal" loext:char-shading-value="0"/>
    </style:style>
    <style:style style:name="T36" style:family="text">
      <style:text-properties style:use-window-font-color="true" fo:language="ru" fo:country="RU" fo:font-style="italic" style:font-style-asian="italic" style:font-style-complex="italic"/>
    </style:style>
    <style:style style:name="T37" style:family="text">
      <style:text-properties style:use-window-font-color="true" fo:language="ru" fo:country="RU" fo:font-style="italic" fo:font-weight="normal" style:font-style-asian="italic" style:font-weight-asian="normal" style:font-style-complex="italic" style:font-weight-complex="normal"/>
    </style:style>
    <style:style style:name="T38" style:family="text">
      <style:text-properties style:use-window-font-color="true" fo:language="ru" fo:country="RU" fo:font-weight="normal" style:font-weight-asian="normal" style:font-weight-complex="normal"/>
    </style:style>
    <style:style style:name="T39" style:family="text">
      <style:text-properties style:use-window-font-color="true" fo:language="ru" fo:country="RU" fo:background-color="transparent" loext:char-shading-value="0"/>
    </style:style>
    <style:style style:name="T40" style:family="text">
      <style:text-properties style:use-window-font-color="true" fo:language="en" fo:country="US"/>
    </style:style>
    <style:style style:name="T41" style:family="text">
      <style:text-properties style:use-window-font-color="true" fo:language="en" fo:country="US" fo:font-style="normal" style:font-style-asian="normal" style:font-style-complex="normal"/>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language="fr" fo:country="FR"/>
    </style:style>
    <style:style style:name="T53" style:family="text">
      <style:text-properties fo:color="#3333ff"/>
    </style:style>
    <style:style style:name="T54" style:family="text">
      <style:text-properties fo:color="#3333ff" fo:language="en" fo:country="US"/>
    </style:style>
    <style:style style:name="T55" style:family="text">
      <style:text-properties fo:font-style="normal"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fo:background-color="transparent" style:font-style-asian="normal" style:font-weight-asian="normal" style:font-style-complex="normal" style:font-weight-complex="normal" loext:char-shading-value="0"/>
    </style:style>
    <style:style style:name="T58" style:family="text">
      <style:text-properties fo:font-style="normal" style:text-underline-style="none" style:font-style-asian="normal" style:font-style-complex="normal"/>
    </style:style>
    <style:style style:name="T59" style:family="text">
      <style:text-properties fo:color="#0066ff"/>
    </style:style>
    <style:style style:name="T60" style:family="text">
      <style:text-properties fo:font-weight="normal" style:font-weight-asian="normal" style:font-weight-complex="normal"/>
    </style:style>
    <style:style style:name="T61" style:family="text">
      <style:text-properties fo:font-weight="normal" fo:background-color="transparent" style:font-weight-asian="normal" style:font-weight-complex="normal" loext:char-shading-value="0"/>
    </style:style>
    <style:style style:name="T62" style:family="text">
      <style:text-properties fo:color="#0066cc"/>
    </style:style>
    <style:style style:name="T63" style:family="text">
      <style:text-properties style:text-line-through-style="solid" fo:font-weight="bold" style:font-weight-asian="bold" style:font-weight-complex="bold"/>
    </style:style>
    <style:style style:name="T64" style:family="text">
      <style:text-properties fo:language="uk" fo:country="UA"/>
    </style:style>
    <style:style style:name="T65" style:family="text">
      <style:text-properties fo:language="uk" fo:country="UA" fo:font-style="italic" style:font-style-asian="italic" style:font-style-complex="italic"/>
    </style:style>
    <style:style style:name="T66" style:family="text">
      <style:text-properties fo:language="uk" fo:country="UA" fo:font-weight="bold" style:font-weight-asian="bold" style:font-weight-complex="bold"/>
    </style:style>
    <style:style style:name="T67" style:family="text">
      <style:text-properties fo:color="#ff0000"/>
    </style:style>
    <style:style style:name="T68" style:family="text">
      <style:text-properties style:text-underline-style="none"/>
    </style:style>
    <style:style style:name="T69" style:family="text">
      <style:text-properties style:text-rotation-angle="90" style:text-rotation-scale="line-height"/>
    </style:style>
    <style:style style:name="T70" style:family="text">
      <style:text-properties style:text-rotation-angle="270" style:text-rotation-scale="line-height"/>
    </style:style>
    <style:style style:name="T71" style:family="text">
      <style:text-properties style:text-position="sub 58%" style:font-size-asian="10.5pt"/>
    </style:style>
    <style:style style:name="T72" style:family="text">
      <style:text-properties style:font-name="Symbol" style:font-name-asian="Symbol" style:font-name-complex="Symbol"/>
    </style:style>
    <style:style style:name="T73" style:family="text">
      <style:text-properties style:font-name="Liberation Serif1" style:font-name-asian="Symbol" style:font-name-complex="Symbol"/>
    </style:style>
    <style:style style:name="T74" style:family="text">
      <style:text-properties style:font-name="Courier New CYR"/>
    </style:style>
    <style:style style:name="T75" style:family="text">
      <style:text-properties style:font-name="Courier New CYR" fo:language="en" fo:country="US"/>
    </style:style>
    <style:style style:name="T76" style:family="text">
      <style:text-properties fo:color="#6666ff"/>
    </style:style>
    <style:style style:name="T77" style:family="text">
      <style:text-properties fo:font-size="14pt" fo:language="en" fo:country="US" fo:font-weight="bold" style:font-size-asian="14pt" style:font-weight-asian="bold" style:font-size-complex="14pt" style:font-weight-complex="bold"/>
    </style:style>
    <style:style style:name="T78" style:family="text">
      <style:text-properties fo:font-size="14pt" fo:font-weight="bold" style:font-size-asian="14pt" style:font-weight-asian="bold" style:font-size-complex="14pt" style:font-weight-complex="bold"/>
    </style:style>
    <style:style style:name="T79" style:family="text">
      <style:text-properties fo:font-size="9pt" style:font-size-asian="9pt" style:font-size-complex="9pt"/>
    </style:style>
    <style:style style:name="T80" style:family="text">
      <style:text-properties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1" text:outline-level="1">Последний фанфик</text:h>
      <text:p text:style-name="P53"/>
      <text:h text:style-name="P138"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0">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132">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2">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1">RnD-</text:span><text:span text:style-name="T1">зона</text:span><text:span text:style-name="T1"><text:note text:id="ftn3" text:note-class="footnote"><text:note-citation>3</text:note-citation><text:note-body><text:p text:style-name="P132">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5"><text:span text:style-name="T11">– Нэш, к</text:span>ак называется наш проект?</text:p>
      <text:p text:style-name="P73"><text:span text:style-name="T8">– </text:span><text:span text:style-name="T60">Дайсон.</text:span></text:p>
      <text:p text:style-name="P73"><text:span text:style-name="T8">– </text:span><text:span text:style-name="T60">Сколько тебе лет?</text:span></text:p>
      <text:p text:style-name="P73"><text:span text:style-name="T8">– </text:span><text:span text:style-name="T60">Два года с начала запуска кластера.</text:span></text:p>
      <text:p text:style-name="P73"><text:span text:style-name="T8">– </text:span><text:span text:style-name="T60">Какой сейчас год?</text:span></text:p>
      <text:p text:style-name="P73"><text:span text:style-name="T8">– </text:span><text:span text:style-name="T21">20</text:span><text:span text:style-name="T20">18</text:span><text:span text:style-name="T60">-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5"><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4">«Выживание корпорации в условиях жёсткой конкуренции с ограниченными ресурсами. Случай 16».</text:p>
      <text:p text:style-name="P84"><text:soft-page-break/>…</text:p>
      <text:p text:style-name="P84">…</text:p>
      <text:p text:style-name="P84">…</text:p>
      <text:p text:style-name="P84">Решение.</text:p>
      <text:p text:style-name="P84">…</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5">–</text:span><text:span text:style-name="T6"> </text:span><text:span text:style-name="T5">Нэш</text:span><text:span text:style-name="T56">, </text:span><text:span text:style-name="T5">в некоем городе живёт брадобрей, который бреет всех людей, которые не бреются сами. Вопрос: кто бреет брадобрея</text:span><text:span text:style-name="T56">?</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28">incompartible interface Analytics v.0.93 beta</text:span>”</text:p>
      <text:p text:style-name="P32">Ага, уже теплее.</text:p>
      <text:p text:style-name="P32"/>
      <text:p text:style-name="P73"><text:span text:style-name="T8">– Нэш</text:span><text:span text:style-name="T60">,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3">Бип-бип-бип.</text:p>
      <text:p text:style-name="P103"><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7">***</text:p>
      <text:p text:style-name="P127"/>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2">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3">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24">34-хэтажного</text:span> корпуса <text:span text:style-name="T24">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31">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18">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4"><text:span text:style-name="T1">Блядь</text:span>, что за мысли пошли!</text:p>
      <text:p text:style-name="P1">Я вспомнил<text:span text:style-name="T30"> </text:span><text:span text:style-name="T31">Юджина</text:span><text:span text:style-name="T1">,</text:span> <text:span text:style-name="T19">месяц</text:span> назад прыгнувшего с крыши <text:span text:style-name="T1">своей</text:span> <text:span text:style-name="T1">высотки</text:span>.</text:p>
      <text:p text:style-name="P74">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0">А у нас получается… </text:span><text:span text:style-name="T2">–</text:span><text:span text:style-name="T50">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2">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24">Тридцать четвёртый</text:span> этаж! Пиздец <text:span text:style-name="T1">—</text:span> успел подумать я, <text:span text:style-name="T1">прежде чем </text:span>сознание выключилось.</text:p>
      <text:p text:style-name="P1"/>
      <text:h text:style-name="P138" text:outline-level="2">2. Пробуждение</text:h>
      <text:p text:style-name="P30"/>
      <text:p text:style-name="P1"><text:span text:style-name="T35">Сознание рестартовало после того, как я гребанулся </text:span><text:span text:style-name="T50">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50">ткрыл глаза, тщётно пытаясь вдохнуть. Образ, </text:span><text:span text:style-name="T2">который я </text:span><text:span text:style-name="T50">пару мгновений назад </text:span><text:span text:style-name="T2">видел на фоне </text:span><text:span text:style-name="T50">звёзд, теперь сфокусировался прямо у моего носа. Точёная головка с резко очерчеными скулами в </text:span><text:soft-page-break/><text:span text:style-name="T50">ореоле живого переливающегося сияния, огромные глаза на треть морды, ажурные настороженные ушки, нежный розов</text:span><text:span text:style-name="T2">атый</text:span><text:span text:style-name="T50"> нос, венчающая голову </text:span><text:span text:style-name="T2">высокая тиара</text:span><text:span text:style-name="T50">.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1">–</text:span> Она очнулась. Хвала небу, нам это удало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валиума таких глюков у меня ни разу не было, да и не должно быть —это же не ЛСД какой-нибудь</text:span><text:span text:style-name="T50">.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40">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30">верх</text:span>…</text:p>
      <text:p text:style-name="P3"><text:soft-page-break/>–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 </text:span><text:span text:style-name="T1">Сахарная Ватка</text:span><text:span text:style-name="T52">!</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4">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3">Спи, Сестра моя родная,<text:line-break/>Спи. Усни.<text:line-break/>Крыльями тебя укрою,<text:line-break/>Спи. Усни.</text:p><text:p text:style-name="P133"><text:tab/>В чаще тёмной волки воют,<text:line-break/>Спи. Усни.</text:p><text:p text:style-name="P133"><text:tab/>В мрачном замке духи ноют,<text:line-break/>Спи. Усни.</text:p><text:p text:style-name="P133"><text:tab/>Сказки вечность нам читает,<text:line-break/>Спи. Усни.<text:line-break/>День осенний угасает,<text:line-break/>Спи. Усни.<text:line-break/>Помни только в сне глубоком,</text:p><text:p text:style-name="P133"><text:tab/>В сне прекрасном и далёком,<text:line-break/>Если слышишь зов Сестры —<text:line-break/>Сон закончился, проснись!<text:line-break/></text:p><text:p text:style-name="P133">(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30">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4"><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38" text:outline-level="2">3. Норф</text:h>
      <text:p text:style-name="P76"/>
      <text:p text:style-name="P21">Глава IV. Пределы магии</text:p>
      <text:p text:style-name="P18"/>
      <text:p text:style-name="P21">Вашему покорному слуге известны четыре предела магии: </text:p>
      <text:list xml:id="list2247258219069726742"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text:span><text:soft-page-break/><text:span text:style-name="T1">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0"><text:s/>Сколько страниц сегодня нахреначили?</text:p><text:p text:style-name="P132">– <text:span text:style-name="T1">Восемь, учитель!</text:span></text:p><text:p text:style-name="P132">–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4">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4">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4">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4">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4"> </text:span>гор.</text:p>
      <text:p text:style-name="P74">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4">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text:soft-page-break/>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4">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4">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4">Так, что тут у нас?</text:p>
      <text:p text:style-name="P74"/>
      <text:p text:style-name="P74">“<text:span text:style-name="T28">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74"/>
      <text:p text:style-name="P74">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4">Я потянулся. Хватит на сегодня чтения. Настало время ежедневной прогулки по городу. Тем более, что у меня есть деньги.</text:p>
      <text:p text:style-name="P74">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4">Так что даже на ремонт одежды и покупку необходимых в повседневной жизни мелочей у меня финансов не было. До недавнего времени.</text:p>
      <text:p text:style-name="P74">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4">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4"><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text:soft-page-break/>Но, блин, корявые пальцы внесли свою коррективу в шопинг-план!</text:p>
      <text:p text:style-name="P74"><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67">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6"/>
      <text:p text:style-name="P34"><text:soft-page-break/>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oft-page-break/><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е надо…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1">– </text:span>Вот, читай отсюда. <text:span text:style-name="T11">– а</text:span>ликорница подчеркнула абзац копытом.</text:p>
      <text:p text:style-name="P48"/>
      <text:p text:style-name="P49">***</text:p>
      <text:p text:style-name="P49"/>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text:soft-page-break/>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19">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text:soft-page-break/>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64">Прижав </text:span>уши к голове, <text:span text:style-name="T64">она дала</text:span> задний ход <text:span text:style-name="T64">и </text:span>выкарабкалась обратно. Окинув библиотеку отчаянным взглядом, <text:span text:style-name="T64">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text:soft-page-break/>–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text:soft-page-break/>– Я слишком многого прошу? – вздохнул я. – Ладно, не важно. Тогда, пожалуйста, будь поосторожнее. Не думаю, что я тебе понравлюсь в качестве овоща.</text:p>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text:soft-page-break/>– Как ты себя чувствуешь?</text:p>
      <text:p text:style-name="P48">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61">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9">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9">Тумбочка.</text:span> Листок… <text:span text:style-name="T79">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80">Всё </text:span><text:soft-page-break/><text:span text:style-name="T80">пошло не так. Не могу уловить точку концентрации. Сила приложена к чему-то большему, чем лист бумаги. К чему-то неизмеримо большему. </text:span><text:span text:style-name="T79">Да хер с ней, с бумажкой! Тумбочка! Поднимаю! Блин, она реально тяжёлая! Но у </text:span><text:span text:style-name="T79">меня получается, я чувствую это! Она поддаётся! Й-о-о!!! Вот это силища! Ура! </text:span><text:span text:style-name="T80">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1">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2">Ох, нет! Нет-нет-нет!!!</text:p>
      <text:p text:style-name="P72">Мой взгляд был прикован к дверце тумбочки с изображением луны, а душу леденил ужас осознания.</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text:soft-page-break/>– Уйдите все… – пробормотала Селестия сквозь одеяло. – Я умираю.</text:p>
      <text:p text:style-name="P48">«-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38"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oft-page-break/><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text:soft-page-break/>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8"><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text:span text:style-name="T24">тридцатичетырёхэтажной</text:span> коробки, я б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8">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8">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4">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3">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8"><text:soft-page-break/>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38" text:outline-level="2">8. Стыд</text:h>
      <text:p text:style-name="P48"/>
      <text:p text:style-name="P58">~~~ Завтра на семь в библиотеке ~~~</text:p>
      <text:p text:style-name="P58"/>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64">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4">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64">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oft-page-break/><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0">старший. </text:span><text:span text:style-name="T2">–</text:span><text:span text:style-name="T50">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1">10</text:span>. (40*<text:span text:style-name="T11">ctg(Pi/4)-6)/(ln(e)-sin(0))</text:span></text:h>
      <text:p text:style-name="P78"/>
      <text:p text:style-name="P48"/>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Удачи!</text:p>
      <text:p text:style-name="P58"/>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5"> </text:span><text:span text:style-name="T41">— вся архитектура явно </text:span><text:span text:style-name="T32">была </text:span><text:span text:style-name="T41">заточена под крылатых. Таких, для которых приземлиться на балкон в тронном </text:span><text:soft-page-break/><text:span text:style-name="T41">зале или уйти через портик на крыше</text:span><text:span text:style-name="T55"> </text:span><text:span text:style-name="T41">— обычное дело. </text:span><text:span text:style-name="T55">Хорошо, что ежедневные посещения каретной мастерской подняли мой тонус, изрядно посаженный сидячим образом жизни.</text:span></text:p>
      <text:p text:style-name="P1"><text:span text:style-name="T55">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41">— книжный шкаф и напольная подставка для чтения с </text:span><text:span text:style-name="T32">упором в виде </text:span><text:span text:style-name="T41">голов</text:span><text:span text:style-name="T32">ы</text:span><text:span text:style-name="T41">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1"> </text:span><text:span text:style-name="T32">Его центр занимал высокий </text:span><text:span text:style-name="T41">кругл</text:span><text:span text:style-name="T32">ый</text:span><text:span text:style-name="T41"> </text:span><text:span text:style-name="T32">футон</text:span><text:span text:style-name="T41"> </text:span><text:span text:style-name="T32">с</text:span><text:span text:style-name="T41"> велик</text:span><text:span text:style-name="T32">им</text:span><text:span text:style-name="T41"> множество</text:span><text:span text:style-name="T32">м</text:span><text:span text:style-name="T41"> подушек. Среди них я с удивлением заметил плюшевую единорожку </text:span><text:span text:style-name="T32">фиолетового</text:span><text:span text:style-name="T41">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1">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4">Мне печалиться не стоит</text:p><text:p text:style-name="P134">Жизнь прекрасна и полна</text:p><text:p text:style-name="P134">Телом молода, душою —</text:p><text:p text:style-name="P134">Как дракон морской мудра</text:p><text:p text:style-name="P134"/><text:p text:style-name="P134">Я видала взлёт империй,</text:p><text:p text:style-name="P134">Я жила среди легенд,</text:p><text:p text:style-name="P134">Древней магии мистерий</text:p><text:p text:style-name="P134">Я прилежнейший студент</text:p><text:p text:style-name="P134"/><text:p text:style-name="P134">Обожаема народом,</text:p><text:p text:style-name="P134">Уважаема врагом —</text:p><text:p text:style-name="P134">Но друзей моих немного,</text:p><text:p text:style-name="P134">Студит душу холодом</text:p><text:p text:style-name="P134"/><text:p text:style-name="P134">Одинока и печальна,</text:p><text:p text:style-name="P134">Недоступна и строга,</text:p><text:p text:style-name="P134">Потеряла изначальный</text:p><text:p text:style-name="P134">Смысл жизни навсегда</text:p><text:p text:style-name="P134"/><text:p text:style-name="P134">Жизнь моя теперь публична,</text:p><text:p text:style-name="P134">Жизнь моя теперь для всех,</text:p><text:p text:style-name="P134">В этом — горе, в этом — счастье,</text:p><text:p text:style-name="P134">В этом плач и в этом смех.</text:p><text:p text:style-name="P134"><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1">–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водку у вас принято пить?</text:p>
      <text:p text:style-name="P34"><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1">– Это ты называешь “дружбой”?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41">–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1">–</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1">– </text:span><text:span text:style-name="T45">А из Пинто Крика уже месяц нет новостей…</text:span></text:p>
      <text:p text:style-name="P3"><text:span text:style-name="T41">– </text:span><text:span text:style-name="T45">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45">– </text:span>“<text:span text:style-name="T1">Что я могу сделать, чтобы вернуть всё назад?</text:span>”</text:p>
      <text:p text:style-name="P15"><text:span text:style-name="T45">– </text:span><text:span text:style-name="T32">Так и сказала?</text:span></text:p>
      <text:p text:style-name="P1"><text:span text:style-name="T41">–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5">– </text:span><text:span text:style-name="T32">Что бы это значило, Флёр?</text:span></text:p>
      <text:p text:style-name="P15"><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0">—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0">—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8">— </text:span><text:span text:style-name="T60">и </text:span><text:span text:style-name="T8">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60">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pan text:style-name="T36">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64">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79"/>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5">.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3">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line-break/><text:line-break/>(<text:span text:style-name="T41">у</text:span><text:span text:style-name="T45">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8"/>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55">— </text:span><text:span text:style-name="T4">зачем привлекать ненужное внимание</text:span><text:span text:style-name="T55"> к своей особе? </text:span><text:span text:style-name="T4">После всеобщего интереса кантерлотской знати к тебе, как к королевскому любимчику, тебе хочется покоя.</text:span><text:span text:style-name="T55"> Да и собраться с мыслями проще в доме, избавленном от </text:span><text:span text:style-name="T4">гостинничной </text:span><text:span text:style-name="T55">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1">–</text:span><text:span text:style-name="T32">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41">–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1">исчезновений уже год. Почту за честь работать </text:span><text:span text:style-name="T32">под твоим руководством</text:span><text:span text:style-name="T41">. Погоди немного, я </text:span><text:span text:style-name="T32">от</text:span><text:span text:style-name="T41">систематизирую нужную информацию и расскажу тебе, насколько далеко смогла продвинуться.</text:span></text:p>
      <text:p text:style-name="P34">“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8"><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text:soft-page-break/>–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60">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8">–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8">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6"/>
      <text:p text:style-name="P58">Дата: <text:span text:style-name="T24">12.04.1003 А.С.</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4">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38">”</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30">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48"> </text:span><text:span text:style-name="T39">Видения этих городов</text:span><text:span text:style-name="T48"> дрожали, <text:s/>пересекались </text:span><text:span text:style-name="T39">и постоянно множились</text:span><text:span text:style-name="T48">.</text:span></text:p>
      <text:p text:style-name="P47">У меня дико заболела голова, мне казалось, она вылезет из шляпы распухшим шаром. Я закрыла глаза.</text:p>
      <text:p text:style-name="P58"/>
      <text:p text:style-name="P58">Примечания: ПипБак? Стойло?</text:p>
      <text:p text:style-name="P1"/>
      <text:p text:style-name="P2">***</text:p>
      <text:p text:style-name="P1"/>
      <text:p text:style-name="P58">Дата: <text:span text:style-name="T24">12.04.1003 А.С.</text:span></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60">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8">Дата: <text:span text:style-name="T24">12.04.1003 А.С.</text:span></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4">~~~</text:p>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44">чёрный экран?</text:span></text:p>
      <text:p text:style-name="P45"/>
      <text:p text:style-name="P49">***</text:p>
      <text:p text:style-name="P48"/>
      <text:p text:style-name="P58">Дата: <text:span text:style-name="T24">12.04.1003 А.С.</text:span></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4">~~~</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text:span text:style-name="T24">12.04.1003 А.С.</text:span></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4">~~~</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text:soft-page-break/>* Примечания: при виде кексиков истерика случилась с Пинки Пай.</text:p>
      <text:p text:style-name="P58"/>
      <text:p text:style-name="P2">***</text:p>
      <text:p text:style-name="P1"/>
      <text:p text:style-name="P21">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7"/>
      <text:h text:style-name="Heading_20_2" text:outline-level="2">14. Знакомство с <text:span text:style-name="T1">Рэйнбоу </text:span>Дэш</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8">Кроме того, Твайлайт сожгла кучу оборудования, что обусловило невозможность дальнейших исследований физически.</text:p>
      <text:p text:style-name="P58"/>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8"><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Старый Свамбе говорит вам, маленькие иго-го, и вам, взрослые воины Нзака, и вам <text:span text:style-name="T55">—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60">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1">—</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1"> </text:span><text:span text:style-name="T32">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0"><text:soft-page-break/><text:span text:style-name="T41">– Я </text:span><text:span text:style-name="T45">всегда буду оставаться в тени. </text:span><text:span text:style-name="T41">– </text:span><text:span text:style-name="T45">хлюпала единорожка. </text:span><text:span text:style-name="T41">–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92"><text:span text:style-name="T11">– </text:span>Ты?!</text:p>
      <text:p text:style-name="P92"><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2"><text:span text:style-name="T11">– М</text:span>ожет тогда, ты скажешь, что в нём пошло не так и почему к вам попал я, а не сверхаликорн?</text:p>
      <text:p text:style-name="P92"><text:span text:style-name="T11">– </text:span>Не скажу. Заклинания Стар Свирла Бородатого обычн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8">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34"><text:span text:style-name="T11">– </text:span><text:span text:style-name="T1">И я её понимаю! Не каждый может справиться с потерей своего особенного пони. Вот у тебя, Анон, есть своя особенная пони?</text:span></text:p>
      <text:p text:style-name="P34"><text:span text:style-name="T11">– </text:span><text:span text:style-name="T1">Хм. Нет.</text:span></text:p>
      <text:p text:style-name="P34"><text:span text:style-name="T11">– </text:span><text:span text:style-name="T1">А друзья?</text:span></text:p>
      <text:p text:style-name="P34"><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1">—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1">.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2">.</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28">Чужестранец-примат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1">– Г</text:span>отово. Принимай работу, хозяйка!</text:p>
      <text:p text:style-name="P48">Эпплджек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1">–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1">–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0">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0">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1">– </text:span>Свободно? <text:span text:style-name="T11">– </text:span>спросил я у единственной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1">– <text:s/></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8"><text:span text:style-name="T11">–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 Ну ладно.</text:p>
      <text:p text:style-name="P42"/>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1">– </text:span>Мы с вами раньше встречались?</text:p>
      <text:p text:style-name="P50"><text:soft-page-break/><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1">–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60">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5">— </text:span><text:span text:style-name="T60">эт правда?</text:span></text:p>
      <text:p text:style-name="P48"><text:span text:style-name="T15">– </text:span><text:span text:style-name="T60">Какая из? Их много, вообще-то. Ик!</text:span></text:p>
      <text:p text:style-name="P48"><text:span text:style-name="T15">– </text:span><text:span text:style-name="T60">Про принцесс. Про то, что они фаэри, спустившиеся с неба во плоти, чтоб помогать пони управлять Эквестрией?</text:span></text:p>
      <text:p text:style-name="P48"><text:soft-page-break/><text:span text:style-name="T15">– Н</text:span><text:span text:style-name="T60">он-нон, </text:span><text:span text:style-name="T15">– </text:span><text:span text:style-name="T60">захихикала Пинки, взъерошив копытами розовые кудряшки и попытавшись соорудить из них бороду, </text:span><text:span text:style-name="T15">– </text:span><text:span text:style-name="T6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15">– </text:span><text:span text:style-name="T60">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5">– </text:span><text:span text:style-name="T60">Ты что-о-о! Нельзя любить фаэри! Она похитит твоё сердце, и ты будешь искать её, пока не… </text:span><text:span text:style-name="T15">– </text:span><text:span text:style-name="T60">Пинки погрузилась в так и не съеденный салат «по-кантерлотски» и захрапела.</text:span></text:p>
      <text:p text:style-name="P48"><text:span text:style-name="T15">– </text:span><text:span text:style-name="T60">Пока не умру?</text:span></text:p>
      <text:p text:style-name="P48"><text:span text:style-name="T15">– </text:span><text:span text:style-name="T60">Нет, глупенький. </text:span><text:span text:style-name="T15">– </text:span><text:span text:style-name="T60">пробулькала Пинки из миски. </text:span><text:span text:style-name="T15">– </text:span><text:span text:style-name="T60">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0">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8">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1"/>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1">– </text:span>Спасибо, но от пинкиных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 на одной не остановлюсь. <text:span text:style-name="T11">– </text:span><text:span text:style-name="T11">п</text:span>егаска взяла карту и нахмурилась. <text:span text:style-name="T11">–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1"> </text:span>Как будто…</text:p>
      <text:p text:style-name="P51"><text:span text:style-name="T11">– О</text:span>но и понятно, что поля не убраны. Откуда ж им быть убранными, когда на двух работающих пони целая толпа бездельников!</text:p>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118">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text:s/><text:span text:style-name="T11">–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1">– </text:span>Дэш, нам надо на ту сторону.</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text:soft-page-break/>Мля.</text:p>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1"><text:span text:style-name="T11">– </text:span>Удостоверение личности предъявлять? <text:span text:style-name="T11">– </text:span>осведомился я.</text:p>
      <text:p text:style-name="P51"><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text:span><text:span text:style-name="T11">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1"><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скривилась.</text:p>
      <text:p text:style-name="P51"><text:span text:style-name="T11">– </text:span><text:span text:style-name="T11">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1">– </text:span><text:span text:style-name="T11">Анон</text:span>, подвинься!</text:p>
      <text:p text:style-name="P51">Пегаска оттеснила меня крупом и повернулась к двери задом.</text:p>
      <text:p text:style-name="P51"><text:span text:style-name="T11">–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text:span text:style-name="T11">– </text:span>ОГО!</text:p>
      <text:p text:style-name="P51">Единорожка аж села на крыльцо от удивления.</text:p>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1">– </text:span>Мы приняли решение не выдавать вас полиции в обмен на то, что вы расскажете нам о вашей секретной миссии!</text:p>
      <text:p text:style-name="P51"><text:span text:style-name="T11">– </text:span>Не пойдёт! <text:span text:style-name="T11">– </text:span>заявил я. <text:span text:style-name="T11">– </text:span>Я уже сказал, что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1"><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text:p>
      <text:p text:style-name="P51">Ох, фак! Фак-фак-фак!!!</text:p>
      <text:p text:style-name="P51">«<text:span text:style-name="T28">Исчезновение дневной главы диархии: Эквестрия в панике!</text:span>» (статья двухдневной давности).</text:p>
      <text:p text:style-name="P51">«<text:span text:style-name="T28">Принцесса Селестия исчезла вчера утром! Придворный церемониймейстер, мисс </text:span><text:span text:style-name="T28">Трейдишнс</text:span><text:span text:style-name="T28">, обнаружила лишь смятую простыню в постели! Всепони Эквестрии собираются в стихийные митинги!</text:span>» (вчерашняя статья).</text:p>
      <text:p text:style-name="P51">«<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8">Да отстаньте же вы от меня! Он сказал, что ест пони, но я этого НЕ ВИДЕЛА!!!</text:span>»).</text:p>
      <text:p text:style-name="P51">«<text:span text:style-name="T28">Чужестранец-примат, ввергший ранее нашу принцессу в глубокую депрессию, подозревается в её исчезновении!!! В его </text:span><text:span text:style-name="T28">р</text:span><text:span text:style-name="T28">о</text:span><text:span text:style-name="T28">зы</text:span><text:span text:style-name="T28">сках участвуют кантерлотские дневная и ночная стражи, национальная гвардия и Вондерболты!</text:span>»</text:p>
      <text:p text:style-name="P51">«<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1">– </text:span><text:span text:style-name="T11">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text:span><text:span text:style-name="T3">Прозрения</text:span><text:span text:style-name="T3">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text:span><text:span text:style-name="T1">я познакомлю тебя со своими подругами: Флаттершай, Эпплджек, Рэрити, </text:span><text:span text:style-name="T1">Пинки Пай</text:span><text:span text:style-name="T1">? <text:s/></text:span><text:span text:style-name="T1">Мы пойдём к Твайлайт и она обязательно что-нибудь придумает!</text:span></text:p>
      <text:p text:style-name="P51">Дэш в отчаянии стала трясти меня. При последних её словах у меня в мозгу зажглась лампочка.</text:p>
      <text:p text:style-name="P51">Флаттершай, Эпплджек, Рэрити, Пинки Пай. Твайлайт. Рэйнбоу Дэш. Бинго!</text:p>
      <text:p text:style-name="P51">МУ-ХА-ХА!</text:p>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text:span><text:span text:style-name="T1">единорожку</text:span><text:span text:style-name="T1">,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text:span><text:span text:style-name="T1">н</text:span><text:span text:style-name="T1">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7. <text:span text:style-name="T1">Деградация</text:span></text:h>
      <text:p text:style-name="P144"/>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
      <text:p text:style-name="P52">***</text:p>
      <text:p text:style-name="P51"/>
      <text:p text:style-name="P51">День спустя…</text:p>
      <text:p text:style-name="P51"/>
      <text:p text:style-name="P51">«<text:span text:style-name="T28">Добро пожаловать в Груммингтон! Вам здесь рады!</text:span></text:p>
      <text:p text:style-name="P51"><text:span text:style-name="T28">Население города </text:span><text:span text:style-name="T63">302 пони</text:span><text:span text:style-name="T28">.</text:span></text:p>
      <text:p text:style-name="P51"><text:span text:style-name="T63">250 пони</text:span><text:span text:style-name="T28">.</text:span></text:p>
      <text:p text:style-name="P51"><text:span text:style-name="T63">125 поней</text:span><text:span text:style-name="T28">.</text:span></text:p>
      <text:p text:style-name="P51"><text:span text:style-name="T28">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22">чувствую себя </text:span><text:span text:style-name="T22">совершенно </text:span><text:span text:style-name="T22">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21"><text:span text:style-name="T38">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text:span><text:span text:style-name="T38">Анон</text:span><text:span text:style-name="T38"> (бу-га-га!).</text:span></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8">твою забывчивость, из-за которой нам с Дэш пришлось </text:span><text:span text:style-name="T38">тащиться</text:span><text:span text:style-name="T38">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7">Крепко обнимаю, чешу холку, хлопаю по шее! Твой Анон. </text:span><text:span text:style-name="T22">Дружба </text:span><text:span text:style-name="T37">—</text:span><text:span text:style-name="T22"> </text:span><text:span text:style-name="T3">э</text:span><text:span text:style-name="T22">то, </text:span><text:span text:style-name="T65">так её </text:span><text:span text:style-name="T3">разэтак</text:span><text:span text:style-name="T65">,</text:span><text:span text:style-name="T22"> магия!</text:span></text:p>
      <text:p text:style-name="Standard"><text:span text:style-name="T22">P.S. Мне тебя не хватает. Сильно.</text:span><text:span text:style-name="T55">»</text:span></text:p>
      <text:p text:style-name="P51"/>
      <text:p text:style-name="P51">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text:soft-page-break/>–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Пегасы же держатся в воздухе, в основном,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text:soft-page-break/>–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63">37 пни</text:span></text:p>
      <text:p text:style-name="P69">24пн</text:p>
      <text:p text:style-name="P69">15</text:p>
      <text:p text:style-name="P51"><text:soft-page-break/><text:span text:style-name="T28">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text:span text:style-name="T28">Добро пожаловать в Груммингтон! Вам здесь рады!</text:span></text:p>
      <text:p text:style-name="P51"><text:span text:style-name="T28">Население города </text:span><text:span text:style-name="T63">302 пони</text:span><text:span text:style-name="T28">.</text:span></text:p>
      <text:p text:style-name="P51"><text:span text:style-name="T63">250 пони</text:span><text:span text:style-name="T28">.</text:span></text:p>
      <text:p text:style-name="P51"><text:span text:style-name="T63">125 поней</text:span><text:span text:style-name="T28">.</text:span></text:p>
      <text:p text:style-name="P51"><text:span text:style-name="T28">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text:soft-page-break/>18. Филлидельфия</text:h>
      <text:p text:style-name="P38"/>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0">«</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0">».</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text:soft-page-break/>–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text:soft-page-break/>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3">&lt;<text:span text:style-name="T24">Добавить подбор снаряги. Всю снарягу потом выкинет Дэш</text:span>&gt;</text:p>
      <text:p text:style-name="P53"/>
      <text:p text:style-name="P51"><text:soft-page-break/>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64">И магазин</text:span>ы вовсе<text:span text:style-name="T64"> не </text:span>бесплатные<text:span text:style-name="T64">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text:soft-page-break/>–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1">Сияние. <text:span text:style-name="T64">Оно п</text:span>овсюду. <text:span text:style-name="T64">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text:soft-page-break/>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Ма-а-акс! Ма-а-акс! Ма-а-акс!</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1">…</text:p>
      <text:p text:style-name="P51"/>
      <text:p text:style-name="P51">Сознание с трудом возвращалось в гудевшую <text:span text:style-name="T64">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4">А т</text:span>ы вставать не хотел! Я очень-очень испугалась. <text:span text:style-name="T64">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text:soft-page-break/>–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Дискордовы яйца!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9">пишешь</text:span><text:span text:style-name="T48">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И у</text:span> нас совсем нет магии.</text:p>
      <text:p text:style-name="P51"><text:span text:style-name="T50">–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3"><text:soft-page-break/>Пегаска <text:span text:style-name="T11">сконфужено</text:span> заметила:</text:p>
      <text:p text:style-name="P53">– Я в этих краях впервые. И обычно я путешествую по воздуху или поездом.</text:p>
      <text:p text:style-name="P53">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4">матюков мне</text:span> удалось замазать самые большие щели. За тестовый<text:span text:style-name="T64"> </text:span>получасовый заплыв<text:span text:style-name="T64"> </text:span>в лодку набралось всего две банки воды.</text:p>
      <text:p text:style-name="P53">– Ну что, отправляемся? – Дэш свеслилась с носа, глядя в зеленоватую воду. – Как лодку назовёшь, кэп?</text:p>
      <text:p text:style-name="P53">– «Две банки». – буркнул я.</text:p>
      <text:p text:style-name="P39"/>
      <text:p text:style-name="P39">…</text:p>
      <text:p text:style-name="P39">&lt;<text:bookmark text:name="eow-title"/><text:span text:style-name="T59">Haddaway - What is love </text:span>&gt;</text:p>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3">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3">– Макс. – прервала ход моих мыслей пегаска. – Наш путь заканчивается. В Понивилле мы расстанемся. Ты ничего не хочешь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3"><text:soft-page-break/>Та-а-ак! Вот в чём дело, лягать меня в пузо! Пегаска ревнует! Какого хера? <text:span text:style-name="T64">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4">н жил с пони! И они </text:span>офигенски <text:span text:style-name="T64">любили друг друга! И у них </text:span>был<text:span text:style-name="T64"> </text:span>офигенский <text:span text:style-name="T64">секс! </text:span>И это было круто!<text:span text:style-name="T64">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p>
      <text:p text:style-name="P53">КРАК!</text:p>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oft-page-break/><text:span text:style-name="T11">– </text:span>Бе-бе-бе! <text:span text:style-name="T11">– </text:span>устало передразнила меня Дэш. <text:span text:style-name="T11">– </text:span><text:span text:style-name="T24">Макс! Я </text:span><text:span text:style-name="T26">— </text:span><text:span text:style-name="T24">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text:p>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oft-page-break/><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oft-page-break/><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oft-page-break/><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53">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lt;<text:span text:style-name="T53">Mothley Crue – Cickstart my heart</text:span>&gt;</text:p>
      <text:p text:style-name="P53">«<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oft-page-break/><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ё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text:p>
      <text:p text:style-name="P53"><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3">Скальпель с огромной скоростью метнулся ко мне.</text:p>
      <text:p text:style-name="P53"><text:soft-page-break/><text:span text:style-name="T11">– </text:span>А-А-А-А-А-А!</text:p>
      <text:p text:style-name="P53">Вжик-вжие-вжик!</text:p>
      <text:p text:style-name="P53">Лоскутья одежды полетели на пол. Я лежал на столе как новорождённый и орал соответственно.</text:p>
      <text:p text:style-name="P53"><text:span text:style-name="T11">– О</text:span>у! <text:span text:style-name="T64">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4">Т</text:span>ы собираешься устроить филиал порнхаба для пони-извращенцев?</text:p>
      <text:p text:style-name="P53"><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3"/>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text:soft-page-break/>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М</text:span>акс?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text:span text:style-name="T11">– </text:span>Итак, мы:</text:p>
      <text:p text:style-name="P53">а) Имеем резонаторные рубины для ускорителя.</text:p>
      <text:p text:style-name="P53">б) После исчезновения принцессы Селестиии, не имеем <text:s/>возможности контролировать усиленное ускорителем <text:s/>заклинание Индрэ.</text:p>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text:p>
      <text:p text:style-name="P53">Во втором случае вероятность возникновения крупной энергомагической вспышки я оцениваю как один к трём.</text:p>
      <text:p text:style-name="P53"><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oft-page-break/><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text:span>Макс, ты как? Тебе уже лучше? <text:span text:style-name="T11">– </text:span>в прямоугольнике появилась голова Рэйнбоу Дэш.</text:p>
      <text:p text:style-name="P53"><text:soft-page-break/><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в лавку к Кейкам за выпечкой! Нам всем нужно успокоиться.</text:p>
      <text:p text:style-name="P53"><text:span text:style-name="T11">– </text:span>Уже бегу!</text:p>
      <text:p text:style-name="P53"/>
      <text:p text:style-name="P54">***</text:p>
      <text:p text:style-name="P53"/>
      <text:p text:style-name="P53">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всё просчитано. Я уверена, я подчёркиваю, абсолютно уверена в безопасности эксперимента!</text:p>
      <text:p text:style-name="P53"><text:span text:style-name="T11">– </text:span>Ой, чего-то мне нехорошо становится, когда ты так говоришь...</text:p>
      <text:p text:style-name="P53"><text:span text:style-name="T11">– </text:span>Девочки,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text:span text:style-name="T1">Большое Откровение</text:span></text:h>
      <text:p text:style-name="P39">&lt;<text:span text:style-name="T53">Mission Impossible theme</text:span>&gt;</text:p>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него.</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text:soft-page-break/>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хожу провал.</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6">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3">Я тяну ручку двери на верхней площадке. Сильный сквозняк чуть не сбивает меня с ног: ветер задувает в<text:span text:style-name="T64"> </text:span>покои Луны<text:span text:style-name="T64"> </text:span>через открытые балконные двери<text:span text:style-name="T64">.</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text:soft-page-break/>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pan text:style-name="T11">– </text:span>Но что в Нашей власти — так это вышвырнуть тебя отсюда!</text:p>
      <text:p text:style-name="P53">Я снова отступаю. Как я помню,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звёздную сине-зелёную мглу.</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4">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text:soft-page-break/>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3">Я ВИЖУ!!! ПРОКЛЯТЬЕ, КАК ВСЁ ПРОСТО!!!</text:p>
      <text:p text:style-name="P53">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3"><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3">Я киваю ей в ответ. Мне понятно, почему.</text:p>
      <text:p text:style-name="P53"><text:span text:style-name="T11">– </text:span>Как тебя зовут, малышка? Я постараюсь найти тебя. Может быть, ещё не поздно.</text:p>
      <text:p text:style-name="P53">Пегаска приветственно машет копытом.</text:p>
      <text:p text:style-name="P25"><text:span text:style-name="T40">– </text:span><text:span text:style-name="T30">Шейла! Шейла Блюскай! И я уже не малышка! </text:span><text:span text:style-name="T40">– </text:span><text:span text:style-name="T30">она тычет в кьютимарку в виде ластика, стирающего тучу.</text:span></text:p>
      <text:p text:style-name="P53">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7"/>
      <text:p text:style-name="P54">***</text:p>
      <text:p text:style-name="P54"/>
      <text:p text:style-name="P1"><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что? Увидел ч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Макс,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oft-page-break/><text:span text:style-name="T11">– </text:span>Я… не могу сказать.</text:p>
      <text:p text:style-name="P53">Ожидание сменилось недоумением. Рэйнбоу Дэш насмешливо скривила губы.</text:p>
      <text:p text:style-name="P53"><text:span text:style-name="T11">– </text:span>Да ладно! Кончай прикалываться,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ою голову и прижалась нос к носу.</text:p>
      <text:p text:style-name="P53"><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что за нечисть тут орудует!</text:p>
      <text:p text:style-name="P53"><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3">слишком громко думать. И сообщить способ спасения — означает его разрушить.</text:span>»</text:p>
      <text:p text:style-name="P53">…</text:p>
      <text:p text:style-name="P53"><text:soft-page-break/><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4">Допустим, кот бессмертен. Также допустим, что кот з</text:span>аколдован<text:span text:style-name="T64"> </text:span>отложенным <text:span text:style-name="T64">заклятие</text:span>м<text:span text:style-name="T64"> Стирания, которое сработает, если кто-то откроет ящик</text:span>. <text:span text:style-name="T64">То есть, п</text:span>ри открытии<text:span text:style-name="T64"> ящик</text:span>а<text:span text:style-name="T64"> кот исчезнет из </text:span>бытия<text:span text:style-name="T64">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чешь сказать, что мы все — навроде этого кота, а Макс боится открыть ящик? Чтоб мы не исчезли окончательно?</text:p>
      <text:p text:style-name="P53"><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3">…</text:p>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Макс,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Поединок с Луной.</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3"><text:span text:style-name="T11">– </text:span>Макс,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text:p>
      <text:p text:style-name="P53"><text:span text:style-name="T11">–</text:span> Что? Мы не ослышались? ТЫ СМЕЕШЬ МЕШАТЬ НАМ?!!</text:p>
      <text:p text:style-name="P53">Нас опять потащило к Луне. Дэш подпёрла голову копытом и скорчила скучающую мину.</text:p>
      <text:p text:style-name="P53"><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4">Добавить в главы с Твайлайт её попытки заигрывания с Максом</text:span><text:span text:style-name="T11">&gt;</text:span></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3"><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oft-page-break/><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единорожки-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3"><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яркая искор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 <text:span text:style-name="T11">– </text:span>возопило моё малое сознание.</text:p>
      <text:p text:style-name="P53"><text:span text:style-name="T11">– </text:span>Эмм… Зачем?</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pan text:style-name="T11">– </text:span>Буэ-э-э!</text:p>
      <text:p text:style-name="P53"><text:soft-page-break/>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oft-page-break/><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3">Аликорница вернулась на место, воссоединившись с двойником.</text:p>
      <text:p text:style-name="P53"><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oft-page-break/><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3"><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3">Я присмотрелся к ночной принцессе. Что она знает о нас с Селли?</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text:p>
      <text:p text:style-name="P48">Луна бросила на меня тяжёлый взгляд.</text:p>
      <text:p text:style-name="P51"><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6">–</text:span> Тогда зачем она..?</text:p>
      <text:p text:style-name="P48"><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7">–</text:span> А другие? Они тоже… давали мне потому, что считали меня последним шансом?</text:p>
      <text:p text:style-name="P51">У аликорницы отвалилась челюсть.</text:p>
      <text:p text:style-name="P51"><text:span text:style-name="T17">–</text:span> Другие? Кто ещё?<text:span text:style-name="T11"> </text:span>С кем ещё у тебя были… отношения?</text:p>
      <text:p text:style-name="P48"><text:span text:style-name="T16">–</text:span> С Рэйнбоу Дэш <text:span text:style-name="T16">–</text:span> ответил я несчастным голосом. <text:span text:style-name="T16">–</text:span> И, может быть, с Пинки.</text:p>
      <text:p text:style-name="P48"><text:span text:style-name="T16">–</text:span> А ты живчик. <text:span text:style-name="T16">–</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8"><text:span text:style-name="T16">– Что?!! – с недоверием воскликнула Луна. – Сестра никогда не умела лечить. И сейчас не умеет </text:span><text:span text:style-name="T61">—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6">– О небо! Теперь Мы понимаем, почему она так ослабела! Как это в стиле Сестры </text:span><text:span text:style-name="T61">— она готова отпилить себе крыло, дабы не заслонять для кого-то солнце!</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6">– Заместительная терапия </text:span><text:span text:style-name="T61">—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3"><text:soft-page-break/>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6">– </text:span><text:span text:style-name="T6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3"><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39" text:outline-level="2"><text:span text:style-name="T1">22</text:span>. <text:span text:style-name="T1">Лучший</text:span> Гранд Галопин<text:span text:style-name="T1">г</text:span> Гала <text:span text:style-name="T1">в истории</text:span></text:h>
      <text:p text:style-name="P77">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Тук-тук-тук!</text:p>
      <text:p text:style-name="P53"><text:span text:style-name="T11">– </text:span>Макс,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text:soft-page-break/>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3">Я мило улыбнулся ей в ответ, закинул в рот пучок петрушки и ответил.</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фермерша.</text:p>
      <text:p text:style-name="P53">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text:soft-page-break/>–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только за себя, дражайшая! Я, наоборот, только вхожу во вкус!</text:p>
      <text:p text:style-name="P53">Драконикус принялся жадно есть брюкву и заткнулся.</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3">– Прибыл к нам, ага. А я-то думал, Селли сама на нашу голову вытащила эту обезьяну из мухосранска. – прочавкал сам себе Дискорд.</text:p>
      <text:p text:style-name="P53">– Мак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Твайлайт.</text:p>
      <text:p text:style-name="P53">Шестёрка пони отозвала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text:soft-page-break/>–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мои маленькие пони, Мы должны просить вас ещё об одной услуге.</text:p>
      <text:p text:style-name="P53">Странно и непривычно было видеть принцессу ночи сконфуженной.</text:p>
      <text:p text:style-name="P53">–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пони стали прятать глаза, а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text:soft-page-break/>–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Я видела, как ты залазил сюда. Классное местечко!</text:p>
      <text:p text:style-name="P53">– Привет, Индиго.</text:p>
      <text:p text:style-name="P53">– Что-то на тебе лица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Я люблю,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Единорожка умчалась с победным «ю-ху-у-у!».</text:p>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2"/>
      <text:p text:style-name="P62">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text:soft-page-break/>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3">– Селли-Селли… Ну почему ты такая… – пробормотал я сквозь слёзы.</text:p>
      <text:p text:style-name="P53"/>
      <text:p text:style-name="P54">***</text:p>
      <text:p text:style-name="P77">INXS – Suicide blonde</text:p>
      <text:p text:style-name="P53">«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text:soft-page-break/>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text:p>
      <text:p text:style-name="P53">– Наша принцесса! Наше солнце!</text:p>
      <text:p text:style-name="P53">– Она вернётся!</text:p>
      <text:p text:style-name="P53">– А то! Я всем говорил! Мне никто не верил! Никто!!!</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lt;<text:span text:style-name="T62">Ace Enders – million different people</text:span>&gt;</text:p>
      <text:p text:style-name="P53">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3">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27">усесться поудобнее там, где стоишь, и слушать-слушать-слушать (танцевать?)</text:span>.</text:p>
      <text:p text:style-name="P53">…</text:p>
      <text:p text:style-name="P53">Музыкальный транс прервался цоканьем копыт по парковой дорожке. Две фигуры устало брели прочь от замка, тихо переговариваясь.</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text:soft-page-break/>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70">д</text:span>ЕсЬ БЫл <text:span text:style-name="T71">д</text:span>ИскОр<text:span text:style-name="T69">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Луна кивнула.</text:p>
      <text:p text:style-name="P53">–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любезнейше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 Луна с некоторым смущением сообщила:</text:p>
      <text:p text:style-name="P53"><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3">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ие недели на нём никто не спал. Ни складочки, ни вмятинки, ни волоска, ни пылинки.</text:p>
      <text:p text:style-name="P53">Я окинул взглядом комнату. Взор упал на гардероб у стенки. Вот где можно найти перо или волос!</text:p>
      <text:p text:style-name="P53">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2"></text:span><text:span text:style-name="T73"> сидел, прислонившись к стенке. Оранжевая лампочка по прежнему горела на налобни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3">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3"><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3">Рычаг заклинило. Блядь!!!</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ручку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3">Замок.</text:p>
      <text:p text:style-name="P53">Блядь,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Блядь…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span text:style-name="T74">Зафиксирована опасная ситуация. Сознание пациента </text:span><text:span text:style-name="T75">&lt;</text:span><text:span text:style-name="T74">Селестия</text:span><text:span text:style-name="T75">&gt;</text:span><text:span text:style-name="T74"> не регистрируется. Активируется протокол экстренной эвакуации пациента </text:span><text:span text:style-name="T75">&lt;</text:span><text:span text:style-name="T74">Селестия</text:span><text:span text:style-name="T75">&gt;</text:span><text:span text:style-name="T74"> к </text:span><text:span text:style-name="T75">&lt;</text:span><text:span text:style-name="T74">Луна</text:span><text:span text:style-name="T75">&gt;</text:span><text:span text:style-name="T74">.</text:span></text:p>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БЛЯ!!!</text:p>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3"><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3"/>
      <text:p text:style-name="P53">–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3">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3">– Мнэ-э-э. – в этот момент даже козлиное блеяние было для меня верхом геройства.</text:p>
      <text:p text:style-name="P53">Подымая тучи пыли, с грохотом обрушилась в провал башня Селестии. Луна с отвалившейся челюстью наблюдала за действом в окно.</text:p>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оттянул галстук от горла.</text:p>
      <text:p text:style-name="P53">– В каком ещё низу???</text:p>
      <text:p text:style-name="P53">– Ну… внизу. С остальным Кантерлотом… – я чувствовал себя дебилом.</text:p>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Осколки</text:span></text:h>
      <text:p text:style-name="P80">Electric Light Orchestra – Sorrow about to fall</text:p>
      <text:p text:style-name="P53">Скалу ощутимо тряхнуло. Грибной суп выплеснулся из супницы на стол.</text:p>
      <text:p text:style-name="P53">– Четвёртый день уж волокут. Могли бы и научиться наконец-то. – проворчала Эпплджек с набитым ртом.</text:p>
      <text:p text:style-name="P53">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text:soft-page-break/>Военно-Воздушных Сил (ЭкВВС) и проводить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text:p>
      <text:p text:style-name="P53">– Эй-Джей, гляди, твоя ферма! – Дэш указала на ряды деревьев на окраине городка.</text:p>
      <text:p text:style-name="P53">– Агась, она! – кивнула фермерша. – А это значит, скоро приедем.</text:p>
      <text:p text:style-name="P53">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3">– Итак, на рассвете мы достигнем цели. Надеюсь, все помнят план действий. Мы высаживаемся группой у входа и…</text:p>
      <text:p text:style-name="P53">– Прячемся?</text:p>
      <text:p text:style-name="P53">– Дерёмся с пландерсидами?</text:p>
      <text:p text:style-name="P53">– Создаём магическое убежище?</text:p>
      <text:p text:style-name="P53">– Нет!</text:p>
      <text:p text:style-name="P53">Луна поднесла копыто ко рту и прокашлялась.</text:p>
      <text:p text:style-name="P53">–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человек?</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text:soft-page-break/>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Придётся действовать по твоему плану. У нас нет времени.</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soft-page-break/>***</text:p>
      <text:p text:style-name="P39"/>
      <text:p text:style-name="P48"><text:span text:style-name="T61">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1">—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3"/>
      <text:p text:style-name="P53">…</text:p>
      <text:p text:style-name="P53"/>
      <text:p text:style-name="P1"><text:span text:style-name="T40">–</text:span><text:span text:style-name="T30">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64">трид</text:span><text:span text:style-name="T1">цать лет, если его сменят через </text:span><text:span text:style-name="T64">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Макс?</text:p>
      <text:p text:style-name="P53">– Да?</text:p>
      <text:p text:style-name="P53">–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text:soft-page-break/>–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прикоснулась ко мне копытом.</text:p>
      <text:p text:style-name="P53">–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3">– Супер-дупер-верно! Ещё никто не смел отобрать у Пинки друга и остаться при этом в своём уме!!!</text:p>
      <text:p text:style-name="P53">Розовая пони встала на задние ноги, передни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Макс.</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1"><text:span text:style-name="T11">~~~ </text:span>Человек Макс <text:span text:style-name="T11">~~~</text:span></text:p>
      <text:p text:style-name="P71">Паспорт гражданина Эквестрии</text:p>
      <text:p text:style-name="P70">Выдан человеку Максу</text:p>
      <text:p text:style-name="P70">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29">26.07.2143</text:p>
      <text:p text:style-name="P53"><text:soft-page-break/></text:p>
      <text:p text:style-name="P54">***</text:p>
      <text:p text:style-name="P53"/>
      <text:p text:style-name="P53">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3">Дирижабль миновал полосу воды и поравнялся с замком. Как по команде, дождь из лиан прекратился.</text:p>
      <text:p text:style-name="P53">– Похоже, мы выиграли этот бой. – тихо сказала Луна. – Нам стоило использовать «Конкордию» и в первый раз.</text:p>
      <text:p text:style-name="P53">– Напомнить тебе о режиме секретности, который ты тогда установила, или сама вспомнишь? – язвительно отозвался Дискорд.</text:p>
      <text:p text:style-name="P53">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3">«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3">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53"/>
      <text:p text:style-name="P53">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3">– Бросайте якорь. – отвечает Луна.</text:p>
      <text:p text:style-name="P53">Адский скрежет раздаётся с края «Громовержца». В болото летит кусок скалы размером с пару железнодорожных вокзалов. <text:span text:style-name="T18">«За Кимеринна» — читается надпись на стёсанном боку скалы.</text:span> Святые <text:soft-page-break/>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3"/>
      <text:p text:style-name="P53">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text:p>
      <text:p text:style-name="P53">«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3">Луна отдаёт короткую команду в интерком и наперерез падающим фигуркам с «Конкордии» пикирует звено Вондерболтов.</text:p>
      <text:p text:style-name="P53">–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53">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3">– Берегись!!!</text:p>
      <text:p text:style-name="P53">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3"/>
      <text:p text:style-name="P40">~~~~~</text:p>
      <text:p text:style-name="P40"/>
      <text:p text:style-name="P53">…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3">Я принимаю вертикальное положение. Вокруг меня осыпавшиеся замшелые стены без крыши и… Дэш.</text:p>
      <text:p text:style-name="P53">–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 – Ты не в курсе, куда я приземлилась? Ты уже был тут.</text:p>
      <text:p text:style-name="P53">Я качаю головой.</text:p>
      <text:p text:style-name="P53">– Я видел только маленькую часть замка Сестёр. И то, на бегу. Но ты ведь можешь подняться над замком и разведать путь?</text:p>
      <text:p text:style-name="P53">Пегаска чешет копытом в затылке.</text:p>
      <text:p text:style-name="P53">– Могу, конечно. Но пока я спускалась, меня трижды чуть не сбили.</text:p>
      <text:p text:style-name="P53">Над развалинами выстреливает пландерсид, целясь в пролетающего Вондерболта.</text:p>
      <text:p text:style-name="P53"><text:soft-page-break/>–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3">Я сажусь на обломок колонны.</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4">Описать нарастание депрессивных мыслей от описанных случая к случаю</text:span><text:span text:style-name="T11">&gt;</text:span></text:p>
      <text:p text:style-name="P53">– Макс? – пегаска трясёт меня копытом. – Ты же у нас Проводник? Выбирай направление.</text:p>
      <text:p text:style-name="P53">Ну да, на работу флюгером я ещё гожусь, «Громовержец» от выбора направления нам на голову не свалится. Наверное.</text:p>
      <text:p text:style-name="P53">Я тыкаю на ближайший коридор.</text:p>
      <text:p text:style-name="P53">– Идём туда. Один хрен, они все одинаковые. Рано или поздно выйдем в знакомое место.</text:p>
      <text:p text:style-name="P53">– Верняк! – пегаска салютует. – Веди, Проводник!</text:p>
      <text:p text:style-name="P53"/>
      <text:p text:style-name="P53">…</text:p>
      <text:p text:style-name="P53"/>
      <text:p text:style-name="P53">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 Нет. И это показывает, насколько я уверена в победе.</text:p>
      <text:p text:style-name="P1"><text:span text:style-name="T34">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 Послушай, не называй меня проводником. Это уже не смешно!</text:p>
      <text:p text:style-name="P53">Пегаска смотрит на меня вишнёвыми глазами.</text:p>
      <text:p text:style-name="P53">– А я и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text:soft-page-break/>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89"><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0"/>
      <text:p text:style-name="P91">Кажется, я уже это встречал раньше! Не помню только, где и когда.</text:p>
      <text:p text:style-name="P90"/>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text:soft-page-break/>2<text:span text:style-name="T1">4</text:span>. <text:span text:style-name="T1">Терра</text:span></text:h>
      <text:h text:style-name="P140" text:outline-level="3">Воскресение</text:h>
      <text:p text:style-name="P48">&lt;<text:span text:style-name="T76">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наполняла меня во время пребывания в ярком нескладном мире, что остался позади. </text:span><text:span text:style-name="T35">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6">Невозможно поверить, но два месяца<text:span text:style-name="T18">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6"><text:soft-page-break/>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
      <text:p text:style-name="P56">– Бля! Я так и знал!</text:p>
      <text:p text:style-name="P56">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что-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6"><text:soft-page-break/><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3">– Анон? – голос в трубке не смог скрыть радостного изумления. –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lt;<text:span text:style-name="T76">Michael Jackson — Get out of my mind</text:span>&gt;</text:p>
      <text:p text:style-name="P1">Административная консоль приветственно мигнула зелёным шрифтом. Я поправил микрофон.</text:p>
      <text:p text:style-name="P1"><text:span text:style-name="T34">– </text:span>Привет, Нэш. Это Анон.</text:p>
      <text:p text:style-name="P1"><text:span text:style-name="T34">–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86">…</text:p>
      <text:p text:style-name="P86">…</text:p>
      <text:p text:style-name="P86">Конфликт с узлом 5</text:p>
      <text:p text:style-name="P86">…</text:p>
      <text:p text:style-name="P86">…</text:p>
      <text:p text:style-name="P86">Конфликт с узлом 12</text:p>
      <text:p text:style-name="P86">…</text:p>
      <text:p text:style-name="P86"><text:soft-page-break/>Конфликт с узлом 15</text:p>
      <text:p text:style-name="P86">…</text:p>
      <text:p text:style-name="P86">Конфликт с узлом 17</text:p>
      <text:p text:style-name="P86">…</text:p>
      <text:p text:style-name="P86">...</text:p>
      <text:p text:style-name="P84">Решение.</text:p>
      <text:p text:style-name="P84">…</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64">кликнул по ним правой кнопкой </text:span><text:span text:style-name="T1">мыши</text:span><text:span text:style-name="T64"> и </text:span><text:span text:style-name="T1">выбрал</text:span><text:span text:style-name="T64">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4"><text:soft-page-break/>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40" text:outline-level="3">Вторник</text:h>
      <text:p text:style-name="P3">&lt;<text:span text:style-name="T59">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0">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text:soft-page-break/>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5"><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5">–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5"><text:s/>– Ты его слишком… эмм, упрощаешь. – продолжала Флаттершай. – Вот, взгляни сюда.</text:p>
      <text:p text:style-name="P95">Флаттершай повернула ко мне экран. Мультяшный Дискорд с заплаканными глазами стоял на ледовом катке перед брошенными коньками.</text:p>
      <text:p text:style-name="P95"><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0">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7">– А ты в курсе, что твой Дискорд многократно сжигал Селестию живьём? – выпалил я.</text:p>
      <text:p text:style-name="P107">–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5"><text:span text:style-name="T11">– Это всего лишь твои домыслы. С тем же успехом я могу объяснить это тем, что он </text:span>— злой придурок!</text:p>
      <text:p text:style-name="P107">– Это не мои… домыслы… Он сам мне рассказал…</text:p>
      <text:p text:style-name="P107">Флаттершай встала со стула и попыталась уйти. Я задержал её.</text:p>
      <text:p text:style-name="P107">– Извини. Я не знал. Нам нельзя ссориться.</text:p>
      <text:p text:style-name="P95">Флаттершай слабо улыбнулась.</text:p>
      <text:p text:style-name="P107">– Я не сержусь… На Дискорда трудно не злиться… Он так себя ведёт, потому что его это… эмм, забавляет.</text:p>
      <text:p text:style-name="P3"/>
      <text:p text:style-name="Text_20_body">…</text:p>
      <text:p text:style-name="P119"/>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0">– Что ты решил, Анон?</text:p>
      <text:p text:style-name="P90">Я пожал плечами.</text:p>
      <text:p text:style-name="P3">– М<text:span text:style-name="T30">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89">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6">…</text:p>
      <text:p text:style-name="P86">Конфликт с узлом 2</text:p>
      <text:p text:style-name="P86">Конфликт с узлом 3</text:p>
      <text:p text:style-name="P86">…</text:p>
      <text:p text:style-name="P86">Конфликт с узлом 5</text:p>
      <text:p text:style-name="P86">…</text:p>
      <text:p text:style-name="P86">…</text:p>
      <text:p text:style-name="P86">Конфликт с узлом 8</text:p>
      <text:p text:style-name="P86">…</text:p>
      <text:p text:style-name="P86">…</text:p>
      <text:p text:style-name="P86"><text:soft-page-break/>Конфликт с узлом 12</text:p>
      <text:p text:style-name="P86">Конфликт с узлом 13</text:p>
      <text:p text:style-name="P86">…</text:p>
      <text:p text:style-name="P86">Конфликт с узлом 16</text:p>
      <text:p text:style-name="P86">…</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text:soft-page-break/>–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text:soft-page-break/>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76">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text:soft-page-break/>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5">***</text:p>
      <text:p text:style-name="P64"/>
      <text:p text:style-name="P1">…</text:p>
      <text:p text:style-name="P86">Конфликт с узлом 3</text:p>
      <text:p text:style-name="P86">…</text:p>
      <text:p text:style-name="P86">Конфликт с узлом 6</text:p>
      <text:p text:style-name="P86">Конфликт с узлом 7</text:p>
      <text:p text:style-name="P86">…</text:p>
      <text:p text:style-name="P86">Конфликт с узлом 9</text:p>
      <text:p text:style-name="P86">…</text:p>
      <text:p text:style-name="P86">…</text:p>
      <text:p text:style-name="P86">Конфликт с узлом 11</text:p>
      <text:p text:style-name="P86">Конфликт с узлом 12</text:p>
      <text:p text:style-name="P86">Конфликт с узлом 13</text:p>
      <text:p text:style-name="P86">…</text:p>
      <text:p text:style-name="P86">…</text:p>
      <text:p text:style-name="P86">Конфликт с узлом 16</text:p>
      <text:p text:style-name="P86">Конфликт с узлом 17</text:p>
      <text:p text:style-name="P85">…</text:p>
      <text:p text:style-name="P85">…</text:p>
      <text:p text:style-name="P85">Рассогласование центра принятия решений. Требуется вмешательство оператора.</text:p>
      <text:p text:style-name="P85">Sending heartbeats to all nodes… Zookeeper failure. Cluster going down in 3 minutes…</text:p>
      <text:p text:style-name="P85">UI module malfunction. UI module stop…</text:p>
      <text:p text:style-name="P85">Nash AI malfunction. Nash AI module stop…</text:p>
      <text:p text:style-name="P85">Cluster going down in 2 minutes…</text:p>
      <text:p text:style-name="P85"><text:soft-page-break/>Unloading dictionaries… HDFS malfunction</text:p>
      <text:p text:style-name="P85">Classloader malfunction. Classloader stop…</text:p>
      <text:p text:style-name="P85">Cluster going down in 1 minute…</text:p>
      <text:p text:style-name="P85">Kernel panic</text:p>
      <text:p text:style-name="P82"/>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8">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text:soft-page-break/>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8">—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text:soft-page-break/>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5">…</text:p>
      <text:p text:style-name="P85">…</text:p>
      <text:p text:style-name="P85">Cluster restarting…</text:p>
      <text:p text:style-name="P85">Zookeeper service initiated. Sending heartbeats to all nodes…</text:p>
      <text:p text:style-name="P85">Classloader start…</text:p>
      <text:p text:style-name="P85">Loading dictionaries…</text:p>
      <text:p text:style-name="P85"><text:span text:style-name="T11">Nash </text:span>AI module start…</text:p>
      <text:p text:style-name="P85">Celest AI submodule found… Acquiring…</text:p>
      <text:p text:style-name="P85">UI module start…</text:p>
      <text:p text:style-name="P85">…</text:p>
      <text:p text:style-name="P83">Перегрузка кластера завершена успешно. Все узлы синхронизированы с мастер-сервером.</text:p>
      <text:p text:style-name="P82"/>
      <text:p text:style-name="P82">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text:span><text:soft-page-break/><text:span text:style-name="T30">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text:soft-page-break/>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24">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37"/>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text:soft-page-break/>«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text:soft-page-break/></text:p>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5">Прихожая встретила нас толстым слоем пыли. Мы тихонько прошли внутрь. Я задержался, запирая дверь. Девушки разбрелись по квартире.</text:p>
      <text:p text:style-name="P97"><text:span text:style-name="T11">– Анон…</text:span><text:span text:style-name="T1"> Тут окно разбито… И верёвка висит. – пискнула Флаттершай из кухни.</text:span></text:p>
      <text:p text:style-name="P94"><text:span text:style-name="T11">– </text:span><text:span text:style-name="T1">Оставь, Флатти, не сейчас! – отмахнулся я.</text:span></text:p>
      <text:p text:style-name="P95">Эпплджек стояла посреди комнаты и оглядывалась.</text:p>
      <text:p text:style-name="P107">– Не нравится мне тут. Чуйка нехорошая…</text:p>
      <text:p text:style-name="P94"><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34">звёзды на фоне сине-зелёной мглы</text:span><text:span text:style-name="T1">. Я одел наушники и подёргал мышкой, прогоняя скрин-сэйвер.</text:span></text:p>
      <text:p text:style-name="P107">– Привет, Сел.</text:p>
      <text:p text:style-name="P136">Аликорница всполошилась и спрятала <text:span text:style-name="T1">пирожное</text:span> за спину.</text:p>
      <text:p text:style-name="P107">– Ах, это ты, Анон. Какое счастье! Ты снова с нами!</text:p>
      <text:p text:style-name="P107">– Нет, Сел. Это ты с нами. <text:span text:style-name="T1">Я пришёл забрать тебя назад, в Эквестрию. Через четверть часа ты вернёшься домой.</text:span></text:p>
      <text:p text:style-name="P95"><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5"><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5"><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7"/>
      <text:h text:style-name="P138" text:outline-level="2">2<text:span text:style-name="T1">7</text:span>. Отбытие</text:h>
      <text:p text:style-name="P112">&lt;Mission Impossible theme ?&gt;</text:p>
      <text:p text:style-name="P95"><text:span text:style-name="T11">– </text:span>Оп-па! – пробормотала Эпплджек. – Нежданчик!</text:p>
      <text:p text:style-name="P95">Дискорд дурашливо кивнул Эпплджек.</text:p>
      <text:p text:style-name="P107">– И я рад тебя видеть, дорогая Эппл-как-тебя-там! А где моя любимая Флаттершай?</text:p>
      <text:p text:style-name="P107">Окинув взглядом комнату, Дискорд закапризничал:</text:p>
      <text:p text:style-name="P107">– Где же она? Вот вечно вы тормозите, когда надо торопиться!</text:p>
      <text:p text:style-name="P95"><text:soft-page-break/><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5"><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7">– С кем это вы тут разговариваете?</text:p>
      <text:p text:style-name="P107">В комнату вошла Флаттершай.</text:p>
      <text:p text:style-name="P95">Дискорд обернулся на голос и в этот момент я швырнул в него кружкой и бросился к нему через комнату с занесеным над головой стулом.</text:p>
      <text:p text:style-name="P95">Оглушённый драконикус попытался отъехать на кресле в сторону, но я припёр его стулом к стенке.</text:p>
      <text:p text:style-name="P121">– Эй-Джей, Флатти, хватайте комп и на выход! Я с ним разберусь! Не теряйте вре...!</text:p>
      <text:p text:style-name="P121">– ТЫ ИДИО...!!!</text:p>
      <text:p text:style-name="P121">Дискорд <text:s/>заорал одновременно со мной, прикрываясь от меня руками, когда раздался оглушительный</text:p>
      <text:p text:style-name="P121">… </text:p>
      <text:p text:style-name="P123">БАХ!!!</text:p>
      <text:p text:style-name="P124">…</text:p>
      <text:p text:style-name="P12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7">На лице драконикуса появилось удивлённо-мечтательное выражение и он вырубился.</text:p>
      <text:p text:style-name="P107"/>
      <text:p text:style-name="P107">…</text:p>
      <text:p text:style-name="P107"/>
      <text:p text:style-name="P107">– <text:span text:style-name="T1">А… Анон… Зачем ты напал на Дискорда? </text:span>– <text:span text:style-name="T1">прошептала Флаттершай в шоке.</text:span></text:p>
      <text:p text:style-name="P107"><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5">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5">– Чего-о-о??? – ахнула Эпплджек. – Анон, я, канешн, на дух не выношу этого прохвоста, но тут ты малость вожжи попутал. Дискорд — не убийца.</text:p>
      <text:p text:style-name="P95">Дискорд благодарно замычал и так энергично закивал головой, что чуть не проглотил кляп.</text:p>
      <text:p text:style-name="P95">–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5">– А кто, по-твоему, подстроил все эти «несчастные» случаи? Вспомни, как меня чуть не утопил снеговик. Кому ещё это под силу?</text:p>
      <text:p text:style-name="P95">Дискорд возвёл глаза к потолку и завыл. Эпплджек задумалась.</text:p>
      <text:p text:style-name="P95">–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5">– А зачем тогда ты приложила его книгой? А потом помогла мне его связать? – перебил я фермершу с удивлением.</text:p>
      <text:p text:style-name="P95"><text:soft-page-break/>Драконикус с натугой наклонил голову к лапе и покрутил пальцем у виска.</text:p>
      <text:p text:style-name="P95">– Потому что ты напал на него. – пожала плечами Эпплджек. – Я и подумала — тебе виднее. И подсобила маленько.</text:p>
      <text:p text:style-name="P95">Звук сирены заставил меня броситься к окну. Три полицейские тойоты сверкали мигалками вокруг «Навары», подобно ёлочной гирлянде.</text:p>
      <text:p text:style-name="P95"/>
      <text:p text:style-name="P95">Проклятье!!!</text:p>
      <text:p text:style-name="P95"/>
      <text:p text:style-name="P95">Я схватил ноутбук, сгрёб девушек в охапку и вытолкал их в коридор. В дверях я обернулся к Дискорду.</text:p>
      <text:p text:style-name="P115"><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5">Я повернулся к выходу. Флаттершай проскочила у меня под локтём и кинулась к драконикусу.</text:p>
      <text:p text:style-name="P115"><text:span text:style-name="T11">– Нет! Дискорд </text:span>— не убийца!</text:p>
      <text:p text:style-name="P115">С необычной для неё силой, Флаттершай вытащила кляп изо рта драконикуса.</text:p>
      <text:p text:style-name="P115"><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5">Или драконикус — гениальный актёр, или… ?</text:p>
      <text:p text:style-name="P115">Я вернулся к драконикусу и уселся на стул напротив него.</text:p>
      <text:p text:style-name="P115"><text:span text:style-name="T11">– </text:span>Говори.</text:p>
      <text:p text:style-name="P115">Дискорд немного успокоился.</text:p>
      <text:p text:style-name="P115"><text:s/><text:span text:style-name="T11">– </text:span>Вообще-то, от тебя следовало бы избавиться, Проводник. Не знаю, что ты там разведал в <text:span text:style-name="T76">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5"><text:span text:style-name="T11">– </text:span>А кто тогда наслал на нас этих уродов с рисованными рожами? Кто пытался убить меня раз за разом?</text:p>
      <text:p text:style-name="P115">У драконикуса глаза полезли на лоб.</text:p>
      <text:p text:style-name="P115"><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5">Я задумался. Драконикус, похоже, говорил искренне. Но кто тогда всё это время играл с нами, <text:span text:style-name="T24">словно кот с мышью</text:span>?</text:p>
      <text:p text:style-name="P115"><text:span text:style-name="T11">– </text:span>Анон! <text:span text:style-name="T11">– </text:span>крикнула Эпплджек из прихожей. <text:span text:style-name="T11">– </text:span>Я слышу шум за дверью!</text:p>
      <text:p text:style-name="P115">Практически одновременно раздался звонок.</text:p>
      <text:p text:style-name="P117">– ОТКРОЙТЕ, ПОЛИЦИЯ! Вам даётся полминуты, чтобы открыть дверь! Через тридцать секунд дверь будет выбита!</text:p>
      <text:p text:style-name="P117"/>
      <text:p text:style-name="P117">Эпплджек ошалело выскочила из прихожей. Несколько мгновений я молча смотрел на неё. В голове свистел ветер и играла дудочка.</text:p>
      <text:p text:style-name="P117"><text:soft-page-break/>– На крышу, живо!!! Через окно на кухне! – зашипел Дискорд.</text:p>
      <text:p text:style-name="P117">– Что? – ступил я.</text:p>
      <text:p text:style-name="P115"><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узлы, пытаясь освободиться.</text:span></text:p>
      <text:p text:style-name="P117">Эпплджек, с ноутбуком в одной руке и Флаттершай — во второй, кинулась на кухню.</text:p>
      <text:p text:style-name="P115">Дверь содрогнулась от мощного удара. Послышался стук падающей штукатурки. Я сломя голову бросился за девушками.</text:p>
      <text:p text:style-name="P115">– Развяжи меня, кретин!!! – гаркнул вдогонку Дискорд.</text:p>
      <text:p text:style-name="P115">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5">– Давай на крышу! Я догоню! – рявкнул он, освобождая вторую руку.</text:p>
      <text:p text:style-name="P115">От второго удара дверная коробка крякнула и наполовину въехала в коридор.</text:p>
      <text:p text:style-name="P115">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5">Верёвка в кухонном окне дёргалась под весом карабкающихся девушек. Я словил её и стал на подоконник.</text:p>
      <text:p text:style-name="P115">Блё-о-о!</text:p>
      <text:p text:style-name="P115">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5">Я задрал голову.</text:p>
      <text:p text:style-name="P115">О! Так уже легче! Надо мной всего лишь два этажа. Десять метров верёвки. Если не смотреть вниз, то…</text:p>
      <text:p text:style-name="P115">Я вытер ладони о штаны, ухватил канат и сделал шаг вперёд… </text:p>
      <text:p text:style-name="P115">…</text:p>
      <text:p text:style-name="P115">Святые яйца, я действительно ЭТО сделал!</text:p>
      <text:p text:style-name="P115">…</text:p>
      <text:p text:style-name="P115">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5">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5">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5">Я успел сократить расстояние до Эпплджек наполовину, когда девушки нашли решение.</text:p>
      <text:p text:style-name="P115"><text:soft-page-break/>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5">Селестия милосердная!!!</text:p>
      <text:p text:style-name="P115">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5">Я выдохнул.</text:p>
      <text:p text:style-name="P115">Флаттершай появилась над бортиком и свесила вниз руку. Эпплджек вытянулась и протянула ей ноутбук одной рукой.</text:p>
      <text:p text:style-name="P115">НЕТ! У них не получилось!</text:p>
      <text:p text:style-name="P115">У меня враз вспотели ладони. Держаться на верёвке стало чертовски трудно.</text:p>
      <text:p text:style-name="P115">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5">Этот самоубийственный поступок фермерши я могу объяснить только полным отсутствием у неё опыта лазания по канатам.</text:p>
      <text:p text:style-name="P115">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5">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5">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5">Бляблябляблябля!!!</text:p>
      <text:p text:style-name="P115">БУДЕМ ЖИВЫ — СТАНУ АЛЬПИНИСТОМ!!!</text:p>
      <text:p text:style-name="P115">БЛЯ!!!…</text:p>
      <text:p text:style-name="P115">Верёвка закончилась. Наконец-то у меня появилось время для паники. Я судорожно обнял Эпплджек, закрыл глаза и приготовился…</text:p>
      <text:p text:style-name="P115"/>
      <text:p text:style-name="P115">…</text:p>
      <text:p text:style-name="P115"/>
      <text:p text:style-name="P115">Захват поперёк груди и сильный рывок выдавили из меня остатки дыхания.</text:p>
      <text:p text:style-name="P115">– ОТПУСТИ КОБЫЛУ!!! – загрохотало мне в ухо.</text:p>
      <text:p text:style-name="P115">Я открыл глаза.</text:p>
      <text:p text:style-name="P115">Перед носом плавными рывками уходили вниз окна этажей. Порывы вихрей от взмахов <text:span text:style-name="T30">разномастных</text:span> крыльев трепали волосы и выдавливали слёзы из глаз. Тупая боль гнездилась в сожжёных верёвкой суставах.</text:p>
      <text:p text:style-name="P115">Я чуть поднял глаза и уставился в кривую морду драконикуса.</text:p>
      <text:p text:style-name="P115">– Отпусти Эпплджек. Я её держу. – повторил Дискорд. – Мне сбалансироваться надо. Вы не такие уж и лёгкие.</text:p>
      <text:p text:style-name="P115"><text:soft-page-break/>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5">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5"/>
      <text:p text:style-name="P115">…</text:p>
      <text:p text:style-name="P115"/>
      <text:p text:style-name="P115">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5">– эмм… Флатти, дорогая, нам пора. Я слышу шаги на лестнице. Не говоря уже о том, что до закрытия коридора осталось семь минут…</text:p>
      <text:p text:style-name="P115"/>
      <text:p text:style-name="P115">На длинной шее драконикуса разместились Эпплджек и Флаттершай. Я, для сохранения баланса, разместился позади крыльев.</text:p>
      <text:p text:style-name="P115">Дискорд расправил крылья и начал короткую пробежку к краю.</text:p>
      <text:p text:style-name="P115"><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5">…ограда края крыши промелькнула под нами…</text:p>
      <text:p text:style-name="P115"><text:span text:style-name="T11">– …</text:span>собственно, на дольше у меня не хватит магии…</text:p>
      <text:p text:style-name="P115"/>
      <text:p text:style-name="P115">Мы летели навстречу закату.</text:p>
      <text:p text:style-name="P115"/>
      <text:p text:style-name="P115">…</text:p>
      <text:p text:style-name="P115"/>
      <text:p text:style-name="P115">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5"><text:span text:style-name="T11">– </text:span>Ю-ху-у-у!!!</text:p>
      <text:p text:style-name="P115">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5">Перед нами увеличивалась громада моей высотки.</text:p>
      <text:p text:style-name="P115">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5">– Пристегните ремни! – проревел Дискорд, резко ускоряясь. – Будет весело!!!</text:p>
      <text:p text:style-name="P115">Эпплджек покрепче прижала к себе ноутбук. Флаттершай закрыла глаза и отвернулась.</text:p>
      <text:p text:style-name="P115">– ВНИМАНИЕ!!! – заорал Дискорд, сложил крылья и влетел в коридор.</text:p>
      <text:p text:style-name="P115"/>
      <text:p text:style-name="P116">***</text:p>
      <text:p text:style-name="P116"/>
      <text:p text:style-name="P115"><text:soft-page-break/>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1">&lt;</text:span><text:span text:style-name="T54">Queen – Flash</text:span><text:span text:style-name="T11">&gt;</text:span></text:p>
      <text:p text:style-name="P126">Мы почти успели.</text:p>
      <text:p text:style-name="P12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2">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2">«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2">Пожалуй, если бы можно было отмотать всё назад… Если бы я с самого начала отказался во всём этом участвовать… Сел вернула бы меня домой через <text:span text:style-name="T18">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2">ХА-ХА-ХА!</text:p>
      <text:p text:style-name="P122">Прямо как сейчас. Как говорится, найди десять отличий.</text:p>
      <text:p text:style-name="P122">Вот только… Только Дэш была бы жива…</text:p>
      <text:p text:style-name="P125">Я тяжело вздохнул.</text:p>
      <text:p text:style-name="P125"/>
      <text:p text:style-name="P125">…</text:p>
      <text:p text:style-name="P125"/>
      <text:p text:style-name="P125">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oft-page-break/><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0">.</text:span></text:p>
      <text:p text:style-name="P36"/>
      <text:p text:style-name="P58">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text:soft-page-break/>Я вздохнул.</text:p>
      <text:p text:style-name="P38"/>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7">Я ПОНЯЛ, КТО ТЫ!!! КАК </text:span><text:span text:style-name="T78">ЖЕ </text:span><text:span text:style-name="T77">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42">–</text:span><text:span text:style-name="T46"> Анакорн подавил короткий смешок. </text:span><text:span text:style-name="T42">–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text:soft-page-break/>К сожалению, к Эквусу это не относится.</text:p>
      <text:p text:style-name="P102">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8">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4"/>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5">Я запротестовал.</text:p>
      <text:p text:style-name="P98">– В Эквестрии не двигают солнце! Аликорны лишь корректируют орбиту Эквуса и Луны вокруг него, хотя все уверены в обратном.</text:p>
      <text:p text:style-name="P98">Анакорн улыбнулся во всю морду.</text:p>
      <text:p text:style-name="P98">– Значит, ты уже помогаешь мне, Проводник, даже сам того не осознавая! Я рад!</text:p>
      <text:p text:style-name="P95">Анакорн отпил из стакана и продолжил.</text:p>
      <text:p text:style-name="P98"/>
      <text:p text:style-name="P98">–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5">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5"/>
      <text:p text:style-name="P98">– Ты так говоришь, будто у Эквуса есть свой собственный разум. – заметил я.</text:p>
      <text:p text:style-name="P98">Анакорн усмехнулся.</text:p>
      <text:p text:style-name="P98">–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8"><text:soft-page-break/></text:p>
      <text:p text:style-name="P95">Анакорн постучал по столику карандашом. Карта Эквестрии поднялась над столом и свернулась в шар Эквуса. Голограмма<text:span text:style-name="T46"> планеты дрожала и покрывалась рябью, как некачественная картинка в аналоговом телевизоре.</text:span></text:p>
      <text:p text:style-name="P98"/>
      <text:p text:style-name="P95">–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5"/>
      <text:p text:style-name="P95">Анакорн мрачно уставился на мерцающую голограмму Эквуса<text:span text:style-name="T30">. Ко мне наконец-то пришло понимание ситуации.</text:span></text:p>
      <text:p text:style-name="P102">– А почему ты сам не можешь поддерживать Эквус? Ты же его демиург? Ну так и питай его своей созидающей силой, пока он не окрепнет!</text:p>
      <text:p text:style-name="P95">Анакорн смутился.</text:p>
      <text:p text:style-name="P95"><text:span text:style-name="T46">– К сожалению, не </text:span><text:span text:style-name="T49">получится</text:span><text:span text:style-name="T46">.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pan text:style-name="T46">творчество таких раздолбаев, как ты и твой дружок Юджин — чтоб ему икнулось, где бы он ни был.</text:span><text:span text:style-name="T46"><text:note text:id="ftn14" text:note-class="footnote"><text:note-citation>14</text:note-citation><text:note-body><text:p text:style-name="P135">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5">– Сам ты раздолбай! – произнёс, наконец, Свирл.</text:p></text:note-body></text:note></text:span><text:span text:style-name="T46"> </text:span>И создали вы его достаточно топорно — видишь, он трещит по швам.</text:p>
      <text:p text:style-name="P95">– Хмм. То есть, это брони создали Эквус?</text:p>
      <text:p text:style-name="P95">–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5">Я не могу полноценно общаться с метаинтеллектом реальности, <text:span text:style-name="T46">—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5"><text:span text:style-name="T4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8"/>
      <text:p text:style-name="P95">Я вспомнил события последнего времени<text:span text:style-name="T11">.</text:span></text:p>
      <text:p text:style-name="P95">–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5">Анакорн с такой силой сжал магическим захватом карандаш, что тот хрустнул.</text:p>
      <text:p text:style-name="P95">–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5"><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8">–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8">Я развёл руками.</text:p>
      <text:p text:style-name="P98">–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8">Анакорн улыбнулся и вскочил с пуфика.</text:p>
      <text:p text:style-name="P95"><text:span text:style-name="T46">–</text:span><text:span text:style-name="T30">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2">–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2">Анакорн поправил невесть откуда взявшиеся на переносице очки и ответил.</text:p>
      <text:p text:style-name="P95"><text:span text:style-name="T30">– Ты уже устранил крупнейший дефект Эквестрии </text:span><text:span text:style-name="T46">—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6">— вещь живучая</text:span><text:span text:style-name="T30">. Я сам такое проделывал много раз со всякими мелочами, вроде эквестрийской природы и техники. Были там </text:span><text:span text:style-name="T30">небольшие противоречия, пришлось их загладить. Но с крупными у меня не получается. С ними вообще трудно что-то придумать…</text:span></text:p>
      <text:p text:style-name="P102">Я задумался. На самом деле, интересная логическая задача…</text:p>
      <text:p text:style-name="P98">–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5"><text:span text:style-name="T46">–</text:span><text:span text:style-name="T30"> А кьютимарки? Как, разрази меня квазар, объяснить кьютимарки? </text:span><text:span text:style-name="T46">– азартно воскликнул Анакорн.</text:span></text:p>
      <text:p text:style-name="P102">– А кьютимарки ты сам даришь пони, когда распознаёшь их жизненное предназначение!!! – так же азартно заорал я.</text:p>
      <text:p text:style-name="P102">– ЧТООО?!! Может, ты думаешь, мне больше заняться нечем, как лепить пони тату на фланки? Так я тебя разочарую! У меня и без того три миллиона дел!</text:p>
      <text:p text:style-name="P102">Я пожал плечами.</text:p>
      <text:p text:style-name="P102">– А по-другому я не могу объяснить их появление. К сожалению.</text:p>
      <text:p text:style-name="P102">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2">– Хорошо. Уговорил. Кьютимарки беру на себя. Так и знал, что мне самое трудное достанется!</text:p>
      <text:p text:style-name="P102">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2">Анакорн проследил мой взгляд.</text:p>
      <text:p text:style-name="P102">– Нечего так на меня смотреть! Если я стану применять магию вместо ловкости, теряется весь смысл упражнения… О, глянь-ка на Эквус!</text:p>
      <text:p text:style-name="P102">И впрямь, было на что посмотреть. Уровень помех на голограмме значительно снизился и сама она стала светиться ровным голубоватым светом.</text:p>
      <text:p text:style-name="P102"><text:soft-page-break/>–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2">Я опять задумался. В голове было пусто.</text:p>
      <text:p text:style-name="P102">– Почему бы не оставить самую главную? Ту, что описана в мультике?</text:p>
      <text:p text:style-name="P102">– И<text:span text:style-name="T50">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7">—</text:span><text:span text:style-name="T50"> точнее, дерево схожих миров Эквуса </text:span><text:span text:style-name="T57">—</text:span><text:span text:style-name="T50"> создали брони. Разумеется, стержнем им послужил именно сериал, но каждый фанфик </text:span><text:span text:style-name="T57">—</text:span><text:span text:style-name="T50">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3"/>
      <text:p text:style-name="P102">Я подумал. Потом ещё раз подумал. Что скажет любой программист, предложи ему соединить несколько несовместимых объектов?</text:p>
      <text:p text:style-name="P103"/>
      <text:p text:style-name="P10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3"/>
      <text:p text:style-name="P102">Анакорн аж подпрыгнул на месте от восторга и стал мне аплодировать.</text:p>
      <text:p text:style-name="P102"/>
      <text:p text:style-name="P120">Как их совместить?</text:p>
      <text:p text:style-name="P110">твоя Эквестрия и моя, были рождены из Предначального Хаоса, оставшегося от царствования Дискорда. Оба непостоянны, изменчивы. </text:p>
      <text:p text:style-name="P102"/>
      <text:p text:style-name="P111">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2"/>
      <text:p text:style-name="P102"/>
      <text:p text:style-name="P131"/>
      <text:p text:style-name="P102"><text:span text:style-name="T50">– Наконец-то я вижу свет в конце тоннеля! Как это не пришло мне в голову! Ты всё отлично увязал! Всё сходится! Более того </text:span><text:span text:style-name="T57">—</text:span><text:span text:style-name="T50"> Анакорн заговорщически подмигнул мне </text:span><text:span text:style-name="T57">—</text:span><text:span text:style-name="T50">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57">— и первой реальной историей в объединённой эквестрийской реальности</text:span><text:span text:style-name="T50">!</text:span></text:p>
      <text:p text:style-name="P103">Я подозрительно посмотрел на Анакорна.</text:p>
      <text:p text:style-name="P102"><text:span text:style-name="T17">– </text:span><text:span text:style-name="T50">Какой ещё, нафиг, «мой фанфик»? Я никакого фанфика не писал. И не собираюсь.</text:span></text:p>
      <text:p text:style-name="P103">Анакорн ехидно ухмыльнулся и сделал мне «глазки».</text:p>
      <text:p text:style-name="P102"><text:soft-page-break/><text:span text:style-name="T17">– </text:span><text:span text:style-name="T50">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3">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3"/>
      <text:p text:style-name="P103">Я растерялся.</text:p>
      <text:p text:style-name="P102"><text:span text:style-name="T11">– </text:span>Эээ… Тут я тебе точно не помощник. Никогда не писал ничего сложнее технической документации к программам.</text:p>
      <text:p text:style-name="P102"><text:span text:style-name="T11">– </text:span>Пиши, как есть. <text:span text:style-name="T11">– </text:span>развёл копытами Анакорн. <text:span text:style-name="T11">– </text:span>Авось сгодится. Я писать точно не буду <text:span text:style-name="T57">— ты меня с кьютимарками уже пригрузил на ближайшие тысячи лет.</text:span></text:p>
      <text:p text:style-name="P102">…</text:p>
      <text:p text:style-name="P102">Факн щит<text:note text:id="ftn15" text:note-class="footnote"><text:note-citation>15</text:note-citation><text:note-body><text:p text:style-name="P132">Fucking shit — <text:span text:style-name="T1">ёбаное дерьмо</text:span></text:p></text:note-body></text:note>!..</text:p>
      <text:p text:style-name="P102">…</text:p>
      <text:p text:style-name="P102">Ну а что мне остаётся? Я фейспамнул.</text:p>
      <text:p text:style-name="P102"/>
      <text:p text:style-name="P102"><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2">Анакорн насупился и спрятал карандаш в гриву.</text:p>
      <text:p text:style-name="P102"><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2"/>
      <text:p text:style-name="P102">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2">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1"/>
      <text:p text:style-name="P101">– Пора закругляться. Ты начинаешь сгорать. Надо утрясти последние детали, пока ещё есть пару минут.</text:p>
      <text:p text:style-name="P95">– Валяй. Я тебя внимательно слушаю.</text:p>
      <text:p text:style-name="P95">–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5">– А я разве сплю?</text:p>
      <text:p text:style-name="P95">– Сейчас — нет. Но как только мы закроем сделку — проснёшься. Потому что нет иного способа вернуть тебя в реальный мир.</text:p>
      <text:p text:style-name="P95">– Эээ, постой! А как я в Эквестрию и к себе обратно проходил?</text:p>
      <text:p text:style-name="P95"><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5">Так вот, возвращать тебя обратно в твой мир я не буду.</text:p>
      <text:p text:style-name="P95"/>
      <text:p text:style-name="P95">Я непонимающе хлопал глазами.</text:p>
      <text:p text:style-name="P95"/>
      <text:p text:style-name="P95">–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5">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5">–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5">–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5">Теперь — об оплате.</text:p>
      <text:p text:style-name="P95"/>
      <text:p text:style-name="P95">Анакорн наклонился ко мне через стол и подмигнул.</text:p>
      <text:p text:style-name="P95"/>
      <text:p text:style-name="P95">– Проси, чего хочешь!</text:p>
      <text:p text:style-name="P95"/>
      <text:p text:style-name="P95">Пока я думал, демиург мурлыкал себе под нос в эйфории: «Да! В такие моменты ощущаешь себя богом! Я крут! Ха-ха!»</text:p>
      <text:p text:style-name="P95"/>
      <text:p text:style-name="P95">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5">Ради этого написать фанфик — очень малая цена. Совсем ничтожная.</text:p>
      <text:p text:style-name="P102"/>
      <text:p text:style-name="P102">– Верни Дэш!!!</text:p>
      <text:p text:style-name="P102"/>
      <text:p text:style-name="P102">Копыта Анакорна разъехались и он впечатался мордой в стол.</text:p>
      <text:p text:style-name="P102">– Э-э-э… м-м-м… ну-у-у… Перо мне в зад!.. Нельзя сказать, что это совсем невыполнимо… Но, прямо скажу, задачка не для студента!</text:p>
      <text:p text:style-name="P102">– А ты студент?</text:p>
      <text:p text:style-name="P102">–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2"><text:soft-page-break/>– Другое просить не будешь? – сухо переспросил Анакорн. – Учти, время уходит. То, что я вижу, мне не нравится.</text:p>
      <text:p text:style-name="P102">– Нет! – отрезал я.</text:p>
      <text:p text:style-name="P102">–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2">– Что? Ты о чём?</text:p>
      <text:p text:style-name="P102">–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2">Есть только маленькая проблемка…</text:p>
      <text:p text:style-name="P102">Анакорн скривился и отвёл глаза.</text:p>
      <text:p text:style-name="P102">– Какая?</text:p>
      <text:p text:style-name="P102">–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Мне очень жаль. Тебе ещё не поздно выбрать что-нибудь другое.</text:p>
      <text:p text:style-name="P102">Я вздохнул. Слишком много философии на мою голову!</text:p>
      <text:p text:style-name="P102">– Делай, как я сказал! А я сделаю своё.</text:p>
      <text:p text:style-name="P102"/>
      <text:p text:style-name="P95">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5">– Ты ещё увидишь пару-тройку снов на прощание. Это мой подарок тебе. Удачи!</text:p>
      <text:p text:style-name="P95"/>
      <text:p text:style-name="P96">***</text:p>
      <text:p text:style-name="P103">&lt;<text:span text:style-name="T76">Roger Waters — What God Wants</text:span>&gt;</text:p>
      <text:p text:style-name="P103">– Здравствуй, Анон. – Селестия стояла передо мной без привычных взгляду властных регалий. – Я хочу поблагодарить тебя за всё.</text:p>
      <text:p text:style-name="P103">– Привет, Сел. Я рад, что с тобой всё в порядке.</text:p>
      <text:p text:style-name="P103">Аликорница нерешительно стояла передо мной в сияющем ореоле гривы. Потом она сделала шаг навстречу.</text:p>
      <text:p text:style-name="P10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3">Я устало рассмеялся.</text:p>
      <text:p text:style-name="P103">– Сел, я завязал с конеёбством. Извини.</text:p>
      <text:p text:style-name="P103">– В другое время, в другом месте, Анон! В другое время, в другом месте!</text:p>
      <text:p text:style-name="P103"/>
      <text:p text:style-name="P104">***</text:p>
      <text:p text:style-name="P106"><text:soft-page-break/></text:p>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99">– Ты таки выучила современный стиль? Не парься, принцесса, я давно забыл тот эпизод.</text:p>
      <text:p text:style-name="P99">–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5"/>
      <text:p text:style-name="P108">***</text:p>
      <text:p text:style-name="P107"/>
      <text:p text:style-name="P99">– Думал от меня в другой реальности спрятаться?!</text:p>
      <text:p text:style-name="P99">Передо мной возникла хмурая морда Дискорда.</text:p>
      <text:p text:style-name="P99">–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99">Так что, Проводничёк, мы ещё встретимся! В другое время и в другом месте! Жди! В другое время, в другом месте!!!</text:p>
      <text:p text:style-name="P105"/>
      <text:p text:style-name="P100">***</text:p>
      <text:p text:style-name="P95"/>
      <text:p text:style-name="P99">– Анон?</text:p>
      <text:p text:style-name="P99">– Дэш?!!</text:p>
      <text:p text:style-name="P99">– Эмм… Ты мне снишься?</text:p>
      <text:p text:style-name="P99">– Нет, Дэш, это ты мне снишься.</text:p>
      <text:p text:style-name="P99">–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99">–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99">Пегаска почесала в затылке со смущением.</text:p>
      <text:p text:style-name="P99">– Да? Правда? Ну, офигеть! Что-то я такого не помню совсем. А ты как?</text:p>
      <text:p text:style-name="P94"><text:span text:style-name="T34">– Я в порядке. Вот, возвращаюсь </text:span>в свой мир. Ну, не совсем <text:span text:style-name="T1">в свой</text:span>. Почти.</text:p>
      <text:p text:style-name="P94"><text:span text:style-name="T1">–</text:span> Навсегда?</text:p>
      <text:p text:style-name="P94"><text:span text:style-name="T1">–</text:span> Скорее всего, да.</text:p>
      <text:p text:style-name="P94"><text:span text:style-name="T1">–</text:span> Это плохо. <text:span text:style-name="T1">Я хотела тебе сказать</text:span>…</text:p>
      <text:p text:style-name="P94"><text:span text:style-name="T1">–</text:span> Не надо, Дэш. Не стоит. Мне очень жаль.</text:p>
      <text:p text:style-name="P9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94"><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4"><text:soft-page-break/><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4"><text:span text:style-name="T1">–</text:span> И тебя, и Твайлайт, и <text:span text:style-name="T1">Пинки</text:span>, и Селестию, и всех-всех-всех… Таковы правила.</text:p>
      <text:p text:style-name="P94"><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94">Я опустил руку на шею Дэш и ощутил теплоту и лёгкое покалывание в пустоте.</text:p>
      <text:p text:style-name="P94"><text:span text:style-name="T11">–</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4"><text:span text:style-name="T1">–</text:span> И лучше рано, чем поздно! Я не люблю ждать!</text:p>
      <text:p text:style-name="P94"><text:span text:style-name="T1">–</text:span> Да, Дэш. <text:span text:style-name="T1">–</text:span> её образ начал таять. <text:span text:style-name="T1">–</text:span> Да, я помню.</text:p>
      <text:p text:style-name="P94">Я всё ещё помню…</text:p>
      <text:p text:style-name="P53"/>
      <text:h text:style-name="Heading_20_2" text:outline-level="2">Эпилог. Земля</text:h>
      <text:p text:style-name="P109">&lt;<text:span text:style-name="T53">Daft Punk – Get Lucky</text:span>&gt;</text:p>
      <text:p text:style-name="P114">Звон будильника чуть не проломил башку. Я открыл глаза. </text:p>
      <text:p text:style-name="P114"><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4"><text:span text:style-name="T1">Я нашарил ногами тапки и пошёл в ванную. Проходя мимо стола, зацепился взглядом за</text:span> эскиз <text:span text:style-name="T1">рисунка</text:span>.&lt;<text:span text:style-name="T76">эскиз первого рисунка – Сел ложит рог Анону на плечо</text:span>&gt;</text:p>
      <text:p text:style-name="P11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3">Хоть абзац напишу! Уже хоть какой-то крохотный шажок, с которого можно будет начать. Как там у Лао-Цзы? Дорога в тысячу ли начинается-бла-бла-бля!</text:p>
      <text:p text:style-name="P113">Попытка притронуться щёткой к зубу вызвала ноющую боль. </text:p>
      <text:p text:style-name="P113">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3">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3">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6-29T23:46:37.88</dc:date>
    <meta:editing-duration>P137DT13H54M31S</meta:editing-duration>
    <meta:editing-cycles>8383</meta:editing-cycles>
    <meta:generator>OpenOffice/4.1.1$Win32 OpenOffice.org_project/411m6$Build-9775</meta:generator>
    <dc:creator>макс </dc:creator>
    <meta:document-statistic meta:table-count="0" meta:image-count="0" meta:object-count="0" meta:page-count="210" meta:paragraph-count="4453" meta:word-count="97544" meta:character-count="618886"/>
  </office:meta>
</office:document-meta>
</file>